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999cm" table:align="center" style:shadow="none"/>
    </style:style>
    <style:style style:name="Таблица1.A" style:family="table-column">
      <style:table-column-properties style:column-width="2.75cm"/>
    </style:style>
    <style:style style:name="Таблица1.B" style:family="table-column">
      <style:table-column-properties style:column-width="2.013cm"/>
    </style:style>
    <style:style style:name="Таблица1.C" style:family="table-column">
      <style:table-column-properties style:column-width="7.987cm"/>
    </style:style>
    <style:style style:name="Таблица1.D" style:family="table-column">
      <style:table-column-properties style:column-width="4.249cm"/>
    </style:style>
    <style:style style:name="Таблица1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.C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Таблица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7cm" fo:break-after="page" table:align="left"/>
    </style:style>
    <style:style style:name="Таблица2.A" style:family="table-column">
      <style:table-column-properties style:column-width="4.253cm"/>
    </style:style>
    <style:style style:name="Таблица2.B" style:family="table-column">
      <style:table-column-properties style:column-width="4.249cm"/>
    </style:style>
    <style:style style:name="Таблица2.C" style:family="table-column">
      <style:table-column-properties style:column-width="1.847cm"/>
    </style:style>
    <style:style style:name="Таблица2.D" style:family="table-column">
      <style:table-column-properties style:column-width="6.652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D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Таблица2.C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D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7cm" fo:break-before="auto" fo:break-after="auto" table:align="left"/>
    </style:style>
    <style:style style:name="Таблица3.A" style:family="table-column">
      <style:table-column-properties style:column-width="4.253cm"/>
    </style:style>
    <style:style style:name="Таблица3.B" style:family="table-column">
      <style:table-column-properties style:column-width="4.249cm"/>
    </style:style>
    <style:style style:name="Таблица3.C" style:family="table-column">
      <style:table-column-properties style:column-width="1.438cm"/>
    </style:style>
    <style:style style:name="Таблица3.D" style:family="table-column">
      <style:table-column-properties style:column-width="7.061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D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Таблица3.C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D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.3" style:family="table-row">
      <style:table-row-properties fo:keep-together="always"/>
    </style:style>
    <style:style style:name="Таблица4" style:family="table">
      <style:table-properties style:width="17cm" style:rel-width="100%" table:align="left"/>
    </style:style>
    <style:style style:name="Таблица4.A" style:family="table-column">
      <style:table-column-properties style:column-width="3.332cm" style:rel-column-width="1889*"/>
    </style:style>
    <style:style style:name="Таблица4.B" style:family="table-column">
      <style:table-column-properties style:column-width="3.912cm" style:rel-column-width="2218*"/>
    </style:style>
    <style:style style:name="Таблица4.C" style:family="table-column">
      <style:table-column-properties style:column-width="9.756cm" style:rel-column-width="5531*"/>
    </style:style>
    <style:style style:name="Таблица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style:vertical-align="middle" fo:padding="0.097cm" fo:border="0.05pt solid #000000"/>
    </style:style>
    <style:style style:name="Таблица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4.249cm" style:rel-column-width="2409*"/>
    </style:style>
    <style:style style:name="Таблица5.B" style:family="table-column">
      <style:table-column-properties style:column-width="4.251cm" style:rel-column-width="2410*"/>
    </style:style>
    <style:style style:name="Таблица5.C" style:family="table-column">
      <style:table-column-properties style:column-width="2.872cm" style:rel-column-width="1628*"/>
    </style:style>
    <style:style style:name="Таблица5.D" style:family="table-column">
      <style:table-column-properties style:column-width="5.629cm" style:rel-column-width="3191*"/>
    </style:style>
    <style:style style:name="Таблица5.1" style:family="table-row"/>
    <style:style style:name="Таблица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style:vertical-align="middle" fo:padding="0.097cm" fo:border="0.05pt solid #000000"/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2.746cm" style:rel-column-width="1557*"/>
    </style:style>
    <style:style style:name="Таблица10.B" style:family="table-column">
      <style:table-column-properties style:column-width="1.923cm" style:rel-column-width="1090*"/>
    </style:style>
    <style:style style:name="Таблица10.C" style:family="table-column">
      <style:table-column-properties style:column-width="12.331cm" style:rel-column-width="6991*"/>
    </style:style>
    <style:style style:name="Таблица10.1" style:family="table-row"/>
    <style:style style:name="Таблица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style:vertical-align="middle" fo:padding="0.097cm" fo:border="0.05pt solid #000000"/>
    </style:style>
    <style:style style:name="Таблица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0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cm" style:rel-width="100%" table:align="left"/>
    </style:style>
    <style:style style:name="Таблица11.A" style:family="table-column">
      <style:table-column-properties style:column-width="3.323cm" style:rel-column-width="1884*"/>
    </style:style>
    <style:style style:name="Таблица11.B" style:family="table-column">
      <style:table-column-properties style:column-width="1.409cm" style:rel-column-width="799*"/>
    </style:style>
    <style:style style:name="Таблица11.C" style:family="table-column">
      <style:table-column-properties style:column-width="12.268cm" style:rel-column-width="6955*"/>
    </style:style>
    <style:style style:name="Таблица11.1" style:family="table-row"/>
    <style:style style:name="Таблица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style:vertical-align="middle" fo:padding="0.097cm" fo:border="0.05pt solid #000000"/>
    </style:style>
    <style:style style:name="Таблица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2.805cm" style:rel-column-width="1590*"/>
    </style:style>
    <style:style style:name="Таблица12.B" style:family="table-column">
      <style:table-column-properties style:column-width="4.905cm" style:rel-column-width="2781*"/>
    </style:style>
    <style:style style:name="Таблица12.C" style:family="table-column">
      <style:table-column-properties style:column-width="9.29cm" style:rel-column-width="5267*"/>
    </style:style>
    <style:style style:name="Таблица12.1" style:family="table-row"/>
    <style:style style:name="Таблица1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2.C1" style:family="table-cell">
      <style:table-cell-properties style:vertical-align="middle" fo:padding="0.097cm" fo:border="0.05pt solid #000000"/>
    </style:style>
    <style:style style:name="Таблица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5.715cm" style:rel-column-width="3240*"/>
    </style:style>
    <style:style style:name="Таблица13.B" style:family="table-column">
      <style:table-column-properties style:column-width="5.235cm" style:rel-column-width="2968*"/>
    </style:style>
    <style:style style:name="Таблица13.C" style:family="table-column">
      <style:table-column-properties style:column-width="1.353cm" style:rel-column-width="767*"/>
    </style:style>
    <style:style style:name="Таблица13.D" style:family="table-column">
      <style:table-column-properties style:column-width="4.697cm" style:rel-column-width="2663*"/>
    </style:style>
    <style:style style:name="Таблица13.1" style:family="table-row"/>
    <style:style style:name="Таблица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3.D1" style:family="table-cell">
      <style:table-cell-properties style:vertical-align="middle" fo:padding="0.097cm" fo:border="0.05pt solid #000000"/>
    </style:style>
    <style:style style:name="Таблица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3.791cm" style:rel-column-width="2149*"/>
    </style:style>
    <style:style style:name="Таблица14.B" style:family="table-column">
      <style:table-column-properties style:column-width="4.905cm" style:rel-column-width="2781*"/>
    </style:style>
    <style:style style:name="Таблица14.C" style:family="table-column">
      <style:table-column-properties style:column-width="8.304cm" style:rel-column-width="4708*"/>
    </style:style>
    <style:style style:name="Таблица14.1" style:family="table-row"/>
    <style:style style:name="Таблица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4.C1" style:family="table-cell">
      <style:table-cell-properties style:vertical-align="middle" fo:padding="0.097cm" fo:border="0.05pt solid #000000"/>
    </style:style>
    <style:style style:name="Таблица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4.249cm" style:rel-column-width="2409*"/>
    </style:style>
    <style:style style:name="Таблица15.B" style:family="table-column">
      <style:table-column-properties style:column-width="4.251cm" style:rel-column-width="2410*"/>
    </style:style>
    <style:style style:name="Таблица15.C" style:family="table-column">
      <style:table-column-properties style:column-width="3.47cm" style:rel-column-width="1967*"/>
    </style:style>
    <style:style style:name="Таблица15.D" style:family="table-column">
      <style:table-column-properties style:column-width="5.031cm" style:rel-column-width="2852*"/>
    </style:style>
    <style:style style:name="Таблица15.1" style:family="table-row"/>
    <style:style style:name="Таблица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5.D1" style:family="table-cell">
      <style:table-cell-properties style:vertical-align="middle" fo:padding="0.097cm" fo:border="0.05pt solid #000000"/>
    </style:style>
    <style:style style:name="Таблица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3.66cm" style:rel-column-width="2075*"/>
    </style:style>
    <style:style style:name="Таблица16.B" style:family="table-column">
      <style:table-column-properties style:column-width="1.201cm" style:rel-column-width="681*"/>
    </style:style>
    <style:style style:name="Таблица16.C" style:family="table-column">
      <style:table-column-properties style:column-width="12.139cm" style:rel-column-width="6882*"/>
    </style:style>
    <style:style style:name="Таблица16.1" style:family="table-row"/>
    <style:style style:name="Таблица1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6.C1" style:family="table-cell">
      <style:table-cell-properties style:vertical-align="middle" fo:padding="0.097cm" fo:border="0.05pt solid #000000"/>
    </style:style>
    <style:style style:name="Таблица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148cm" style:rel-column-width="1218*"/>
    </style:style>
    <style:style style:name="Таблица17.B" style:family="table-column">
      <style:table-column-properties style:column-width="1.923cm" style:rel-column-width="1090*"/>
    </style:style>
    <style:style style:name="Таблица17.C" style:family="table-column">
      <style:table-column-properties style:column-width="7.332cm" style:rel-column-width="4157*"/>
    </style:style>
    <style:style style:name="Таблица17.D" style:family="table-column">
      <style:table-column-properties style:column-width="5.597cm" style:rel-column-width="3173*"/>
    </style:style>
    <style:style style:name="Таблица17.1" style:family="table-row"/>
    <style:style style:name="Таблица1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style:vertical-align="middle" fo:padding="0.097cm" fo:border="0.05pt solid #000000"/>
    </style:style>
    <style:style style:name="Таблица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4.249cm" style:rel-column-width="2409*"/>
    </style:style>
    <style:style style:name="Таблица18.B" style:family="table-column">
      <style:table-column-properties style:column-width="4.251cm" style:rel-column-width="2410*"/>
    </style:style>
    <style:style style:name="Таблица18.1" style:family="table-row"/>
    <style:style style:name="Таблица1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8.D1" style:family="table-cell">
      <style:table-cell-properties style:vertical-align="middle" fo:padding="0.097cm" fo:border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4.249cm" style:rel-column-width="2409*"/>
    </style:style>
    <style:style style:name="Таблица7.B" style:family="table-column">
      <style:table-column-properties style:column-width="4.251cm" style:rel-column-width="2410*"/>
    </style:style>
    <style:style style:name="Таблица7.C" style:family="table-column">
      <style:table-column-properties style:column-width="2.886cm" style:rel-column-width="1636*"/>
    </style:style>
    <style:style style:name="Таблица7.D" style:family="table-column">
      <style:table-column-properties style:column-width="5.614cm" style:rel-column-width="3183*"/>
    </style:style>
    <style:style style:name="Таблица7.1" style:family="table-row"/>
    <style:style style:name="Таблица7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Таблица7.D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Таблица7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7.D3" style:family="table-cell">
      <style:table-cell-properties style:vertical-align="middle" fo:padding="0.097cm" fo:border="0.05pt solid #000000"/>
    </style:style>
    <style:style style:name="Таблица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7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4.249cm" style:rel-column-width="2409*"/>
    </style:style>
    <style:style style:name="Таблица8.B" style:family="table-column">
      <style:table-column-properties style:column-width="4.251cm" style:rel-column-width="2410*"/>
    </style:style>
    <style:style style:name="Таблица8.C" style:family="table-column">
      <style:table-column-properties style:column-width="1.468cm" style:rel-column-width="832*"/>
    </style:style>
    <style:style style:name="Таблица8.D" style:family="table-column">
      <style:table-column-properties style:column-width="7.033cm" style:rel-column-width="3987*"/>
    </style:style>
    <style:style style:name="Таблица8.1" style:family="table-row"/>
    <style:style style:name="Таблица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8.D1" style:family="table-cell">
      <style:table-cell-properties style:vertical-align="middle" fo:padding="0.097cm" fo:border="0.05pt solid #000000"/>
    </style:style>
    <style:style style:name="Таблица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8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4.249cm" style:rel-column-width="2409*"/>
    </style:style>
    <style:style style:name="Таблица9.B" style:family="table-column">
      <style:table-column-properties style:column-width="4.251cm" style:rel-column-width="2410*"/>
    </style:style>
    <style:style style:name="Таблица9.1" style:family="table-row"/>
    <style:style style:name="Таблица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9.D1" style:family="table-cell">
      <style:table-cell-properties style:vertical-align="middle" fo:padding="0.097cm" fo:border="0.05pt solid #000000"/>
    </style:style>
    <style:style style:name="Таблица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4.674cm" style:rel-column-width="2650*"/>
    </style:style>
    <style:style style:name="Таблица19.B" style:family="table-column">
      <style:table-column-properties style:column-width="4.251cm" style:rel-column-width="2410*"/>
    </style:style>
    <style:style style:name="Таблица19.C" style:family="table-column">
      <style:table-column-properties style:column-width="0.603cm" style:rel-column-width="342*"/>
    </style:style>
    <style:style style:name="Таблица19.D" style:family="table-column">
      <style:table-column-properties style:column-width="7.472cm" style:rel-column-width="4236*"/>
    </style:style>
    <style:style style:name="Таблица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9.D1" style:family="table-cell">
      <style:table-cell-properties style:vertical-align="middle" fo:padding="0.097cm" fo:border="0.05pt solid #000000"/>
    </style:style>
    <style:style style:name="Таблица20" style:family="table">
      <style:table-properties style:width="17cm" style:rel-width="100%" table:align="left"/>
    </style:style>
    <style:style style:name="Таблица20.A" style:family="table-column">
      <style:table-column-properties style:column-width="4.339cm" style:rel-column-width="2460*"/>
    </style:style>
    <style:style style:name="Таблица20.B" style:family="table-column">
      <style:table-column-properties style:column-width="9.941cm" style:rel-column-width="5636*"/>
    </style:style>
    <style:style style:name="Таблица20.C" style:family="table-column">
      <style:table-column-properties style:column-width="1.36cm" style:rel-column-width="771*"/>
    </style:style>
    <style:style style:name="Таблица2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D1" style:family="table-cell">
      <style:table-cell-properties style:vertical-align="middle" fo:padding="0.097cm" fo:border="0.0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3.027cm" style:rel-column-width="1716*"/>
    </style:style>
    <style:style style:name="Таблица21.B" style:family="table-column">
      <style:table-column-properties style:column-width="4.785cm" style:rel-column-width="2713*"/>
    </style:style>
    <style:style style:name="Таблица21.C" style:family="table-column">
      <style:table-column-properties style:column-width="9.188cm" style:rel-column-width="5209*"/>
    </style:style>
    <style:style style:name="Таблица21.1" style:family="table-row"/>
    <style:style style:name="Таблица2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1.C1" style:family="table-cell">
      <style:table-cell-properties style:vertical-align="middle" fo:padding="0.097cm" fo:border="0.05pt solid #000000"/>
    </style:style>
    <style:style style:name="Таблица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7cm" table:align="margins"/>
    </style:style>
    <style:style style:name="Таблица22.A" style:family="table-column">
      <style:table-column-properties style:column-width="2.528cm" style:rel-column-width="1433*"/>
    </style:style>
    <style:style style:name="Таблица22.B" style:family="table-column">
      <style:table-column-properties style:column-width="4.487cm" style:rel-column-width="2544*"/>
    </style:style>
    <style:style style:name="Таблица22.C" style:family="table-column">
      <style:table-column-properties style:column-width="9.985cm" style:rel-column-width="5661*"/>
    </style:style>
    <style:style style:name="Таблица22.1" style:family="table-row"/>
    <style:style style:name="Таблица2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2.C1" style:family="table-cell">
      <style:table-cell-properties style:vertical-align="middle" fo:padding="0.097cm" fo:border="0.05pt solid #000000"/>
    </style:style>
    <style:style style:name="Таблица2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7cm" table:align="margins"/>
    </style:style>
    <style:style style:name="Таблица23.A" style:family="table-column">
      <style:table-column-properties style:column-width="3.399cm" style:rel-column-width="1927*"/>
    </style:style>
    <style:style style:name="Таблица23.B" style:family="table-column">
      <style:table-column-properties style:column-width="3.401cm" style:rel-column-width="1928*"/>
    </style:style>
    <style:style style:name="Таблица23.C" style:family="table-column">
      <style:table-column-properties style:column-width="2.872cm" style:rel-column-width="1628*"/>
    </style:style>
    <style:style style:name="Таблица23.D" style:family="table-column">
      <style:table-column-properties style:column-width="3.928cm" style:rel-column-width="2227*"/>
    </style:style>
    <style:style style:name="Таблица2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3.E1" style:family="table-cell">
      <style:table-cell-properties style:vertical-align="middle" fo:padding="0.097cm" fo:border="0.05pt solid #000000"/>
    </style:style>
    <style:style style:name="Таблица2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4.249cm" style:rel-column-width="2409*"/>
    </style:style>
    <style:style style:name="Таблица6.B" style:family="table-column">
      <style:table-column-properties style:column-width="4.251cm" style:rel-column-width="2410*"/>
    </style:style>
    <style:style style:name="Таблица6.C" style:family="table-column">
      <style:table-column-properties style:column-width="3.47cm" style:rel-column-width="1967*"/>
    </style:style>
    <style:style style:name="Таблица6.D" style:family="table-column">
      <style:table-column-properties style:column-width="5.031cm" style:rel-column-width="2852*"/>
    </style:style>
    <style:style style:name="Таблица6.1" style:family="table-row"/>
    <style:style style:name="Таблица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style:vertical-align="middle" fo:padding="0.097cm" fo:border="0.05pt solid #000000"/>
    </style:style>
    <style:style style:name="Таблица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6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d16e6"/>
    </style:style>
    <style:style style:name="P2" style:family="paragraph" style:parent-style-name="Table_20_Contents">
      <style:text-properties officeooo:rsid="000de4e5" officeooo:paragraph-rsid="000de4e5"/>
    </style:style>
    <style:style style:name="P3" style:family="paragraph" style:parent-style-name="Table_20_Contents">
      <style:paragraph-properties fo:text-align="center" style:justify-single-word="false"/>
      <style:text-properties officeooo:rsid="000de4e5" officeooo:paragraph-rsid="000de4e5"/>
    </style:style>
    <style:style style:name="P4" style:family="paragraph" style:parent-style-name="Table_20_Contents">
      <style:text-properties fo:language="en" fo:country="US" officeooo:rsid="000de4e5" officeooo:paragraph-rsid="000de4e5"/>
    </style:style>
    <style:style style:name="P5" style:family="paragraph" style:parent-style-name="Table_20_Contents">
      <style:text-properties fo:language="en" fo:country="US" officeooo:rsid="00177046" officeooo:paragraph-rsid="00177046"/>
    </style:style>
    <style:style style:name="P6" style:family="paragraph" style:parent-style-name="Table_20_Contents">
      <style:paragraph-properties fo:text-align="start" style:justify-single-word="false"/>
      <style:text-properties fo:language="en" fo:country="US" officeooo:rsid="00177046" officeooo:paragraph-rsid="00177046"/>
    </style:style>
    <style:style style:name="P7" style:family="paragraph" style:parent-style-name="Table_20_Contents">
      <style:text-properties fo:language="en" fo:country="US" officeooo:rsid="001947f9" officeooo:paragraph-rsid="001947f9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officeooo:rsid="000de4e5" officeooo:paragraph-rsid="000de4e5"/>
    </style:style>
    <style:style style:name="P9" style:family="paragraph" style:parent-style-name="Table_20_Contents">
      <style:paragraph-properties fo:text-align="center" style:justify-single-word="false"/>
      <style:text-properties fo:language="ru" fo:country="RU" officeooo:rsid="000f3a6a" officeooo:paragraph-rsid="000f3a6a"/>
    </style:style>
    <style:style style:name="P10" style:family="paragraph" style:parent-style-name="Table_20_Contents">
      <style:text-properties officeooo:rsid="000f3a6a" officeooo:paragraph-rsid="000f3a6a"/>
    </style:style>
    <style:style style:name="P11" style:family="paragraph" style:parent-style-name="Table_20_Contents">
      <style:paragraph-properties fo:text-align="center" style:justify-single-word="false"/>
      <style:text-properties officeooo:rsid="000f3a6a" officeooo:paragraph-rsid="000f3a6a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officeooo:rsid="00113d37" officeooo:paragraph-rsid="00113d37"/>
    </style:style>
    <style:style style:name="P14" style:family="paragraph" style:parent-style-name="Table_20_Contents">
      <style:paragraph-properties fo:text-align="center" style:justify-single-word="false"/>
      <style:text-properties officeooo:rsid="00113d37" officeooo:paragraph-rsid="00113d37"/>
    </style:style>
    <style:style style:name="P15" style:family="paragraph" style:parent-style-name="Table_20_Contents">
      <style:text-properties officeooo:rsid="00131b4c" officeooo:paragraph-rsid="00131b4c"/>
    </style:style>
    <style:style style:name="P16" style:family="paragraph" style:parent-style-name="Table_20_Contents">
      <style:paragraph-properties fo:text-align="center" style:justify-single-word="false"/>
      <style:text-properties officeooo:rsid="00131b4c" officeooo:paragraph-rsid="00131b4c"/>
    </style:style>
    <style:style style:name="P17" style:family="paragraph" style:parent-style-name="Table_20_Contents">
      <style:text-properties officeooo:rsid="00131b4c" officeooo:paragraph-rsid="00145900"/>
    </style:style>
    <style:style style:name="P18" style:family="paragraph" style:parent-style-name="Table_20_Contents">
      <style:paragraph-properties fo:text-align="center" style:justify-single-word="false"/>
      <style:text-properties officeooo:rsid="00177046" officeooo:paragraph-rsid="00177046"/>
    </style:style>
    <style:style style:name="P19" style:family="paragraph" style:parent-style-name="Table_20_Contents">
      <style:paragraph-properties fo:text-align="center" style:justify-single-word="false"/>
      <style:text-properties officeooo:rsid="001947f9" officeooo:paragraph-rsid="001947f9"/>
    </style:style>
    <style:style style:name="P20" style:family="paragraph" style:parent-style-name="Table_20_Contents">
      <style:text-properties officeooo:rsid="0019d02b" officeooo:paragraph-rsid="0019d02b"/>
    </style:style>
    <style:style style:name="P21" style:family="paragraph" style:parent-style-name="Table_20_Contents">
      <style:paragraph-properties fo:text-align="center" style:justify-single-word="false"/>
      <style:text-properties officeooo:rsid="0019d02b" officeooo:paragraph-rsid="0019d02b"/>
    </style:style>
    <style:style style:name="P22" style:family="paragraph" style:parent-style-name="Table_20_Contents">
      <style:text-properties officeooo:rsid="001b73a7" officeooo:paragraph-rsid="001b73a7"/>
    </style:style>
    <style:style style:name="P23" style:family="paragraph" style:parent-style-name="Table_20_Contents">
      <style:paragraph-properties fo:text-align="center" style:justify-single-word="false"/>
      <style:text-properties officeooo:rsid="001b73a7" officeooo:paragraph-rsid="001b73a7"/>
    </style:style>
    <style:style style:name="P24" style:family="paragraph" style:parent-style-name="Table_20_Contents">
      <style:text-properties officeooo:rsid="001b80c9" officeooo:paragraph-rsid="001b80c9"/>
    </style:style>
    <style:style style:name="P25" style:family="paragraph" style:parent-style-name="Table_20_Contents">
      <style:paragraph-properties fo:text-align="center" style:justify-single-word="false"/>
      <style:text-properties officeooo:rsid="001b80c9" officeooo:paragraph-rsid="001b80c9"/>
    </style:style>
    <style:style style:name="P26" style:family="paragraph" style:parent-style-name="Table_20_Contents">
      <style:text-properties officeooo:rsid="001c72a9" officeooo:paragraph-rsid="001c72a9"/>
    </style:style>
    <style:style style:name="P27" style:family="paragraph" style:parent-style-name="Table_20_Contents">
      <style:paragraph-properties fo:text-align="center" style:justify-single-word="false"/>
      <style:text-properties officeooo:rsid="001c72a9" officeooo:paragraph-rsid="001c72a9"/>
    </style:style>
    <style:style style:name="P28" style:family="paragraph" style:parent-style-name="Table_20_Contents">
      <style:paragraph-properties fo:text-align="start" style:justify-single-word="false"/>
      <style:text-properties officeooo:rsid="001c72a9" officeooo:paragraph-rsid="001c72a9"/>
    </style:style>
    <style:style style:name="P29" style:family="paragraph" style:parent-style-name="Text_20_body">
      <style:paragraph-properties fo:text-align="center" style:justify-single-word="false"/>
      <style:text-properties officeooo:rsid="000de4e5" officeooo:paragraph-rsid="000de4e5"/>
    </style:style>
    <style:style style:name="P30" style:family="paragraph" style:parent-style-name="Text_20_body">
      <style:text-properties officeooo:rsid="00113d37" officeooo:paragraph-rsid="00113d37"/>
    </style:style>
    <style:style style:name="P31" style:family="paragraph" style:parent-style-name="Text_20_body">
      <style:text-properties fo:language="ru" fo:country="RU" officeooo:rsid="001947f9" officeooo:paragraph-rsid="001947f9"/>
    </style:style>
    <style:style style:name="P32" style:family="paragraph" style:parent-style-name="Text_20_body">
      <style:text-properties officeooo:rsid="00177046" officeooo:paragraph-rsid="00177046"/>
    </style:style>
    <style:style style:name="P33" style:family="paragraph" style:parent-style-name="Text_20_body">
      <style:text-properties officeooo:rsid="0019d02b" officeooo:paragraph-rsid="0019d02b"/>
    </style:style>
    <style:style style:name="P34" style:family="paragraph" style:parent-style-name="Text_20_body">
      <style:text-properties officeooo:rsid="001b73a7" officeooo:paragraph-rsid="001b73a7"/>
    </style:style>
    <style:style style:name="P35" style:family="paragraph" style:parent-style-name="Text_20_body">
      <style:text-properties officeooo:rsid="001c72a9" officeooo:paragraph-rsid="001c72a9"/>
    </style:style>
    <style:style style:name="P36" style:family="paragraph" style:parent-style-name="Standard">
      <style:text-properties officeooo:rsid="001ea1f0" officeooo:paragraph-rsid="001ea1f0"/>
    </style:style>
    <style:style style:name="P37" style:family="paragraph" style:parent-style-name="Standard">
      <style:paragraph-properties fo:text-align="center" style:justify-single-word="false"/>
      <style:text-properties officeooo:rsid="001ea1f0" officeooo:paragraph-rsid="001ea1f0"/>
    </style:style>
    <style:style style:name="P38" style:family="paragraph" style:parent-style-name="Heading_20_1" style:list-style-name="" style:master-page-name="">
      <style:paragraph-properties style:page-number="auto" fo:break-before="auto" fo:break-after="auto"/>
      <style:text-properties fo:language="en" fo:country="US" officeooo:rsid="0016e788" officeooo:paragraph-rsid="0016e788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>
      <style:paragraph-properties fo:break-before="page"/>
      <style:text-properties officeooo:paragraph-rsid="0016e788"/>
    </style:style>
    <style:style style:name="P41" style:family="paragraph" style:parent-style-name="Heading_20_1">
      <style:paragraph-properties fo:break-before="page"/>
      <style:text-properties fo:language="en" fo:country="US" officeooo:rsid="001947f9" officeooo:paragraph-rsid="001947f9"/>
    </style:style>
    <style:style style:name="P42" style:family="paragraph" style:parent-style-name="Heading_20_1">
      <style:paragraph-properties fo:break-before="page"/>
      <style:text-properties officeooo:rsid="001b73a7" officeooo:paragraph-rsid="001b73a7"/>
    </style:style>
    <style:style style:name="P43" style:family="paragraph" style:parent-style-name="Heading_20_1">
      <style:paragraph-properties fo:break-before="page"/>
      <style:text-properties officeooo:rsid="002897d9" officeooo:paragraph-rsid="002897d9"/>
    </style:style>
    <style:style style:name="P44" style:family="paragraph" style:parent-style-name="Heading_20_2">
      <style:text-properties officeooo:rsid="000d16e6" officeooo:paragraph-rsid="000d16e6"/>
    </style:style>
    <style:style style:name="P45" style:family="paragraph" style:parent-style-name="Heading_20_2">
      <style:text-properties fo:language="ru" fo:country="RU" officeooo:rsid="00113d37" officeooo:paragraph-rsid="00113d37"/>
    </style:style>
    <style:style style:name="P46" style:family="paragraph" style:parent-style-name="Heading_20_2">
      <style:text-properties officeooo:paragraph-rsid="002897d9"/>
    </style:style>
    <style:style style:name="P47" style:family="paragraph" style:parent-style-name="Table_20_Contents">
      <style:paragraph-properties fo:text-align="center" style:justify-single-word="false"/>
      <style:text-properties officeooo:rsid="00113d37" officeooo:paragraph-rsid="00113d37"/>
    </style:style>
    <style:style style:name="P48" style:family="paragraph" style:parent-style-name="Table_20_Contents">
      <style:text-properties officeooo:rsid="00113d37" officeooo:paragraph-rsid="001ea1f0"/>
    </style:style>
    <style:style style:name="P49" style:family="paragraph" style:parent-style-name="Table_20_Contents">
      <style:paragraph-properties fo:text-align="center" style:justify-single-word="false"/>
      <style:text-properties officeooo:rsid="001ea1f0" officeooo:paragraph-rsid="001ea1f0"/>
    </style:style>
    <style:style style:name="P50" style:family="paragraph" style:parent-style-name="Table_20_Contents">
      <style:paragraph-properties fo:text-align="center" style:justify-single-word="false"/>
      <style:text-properties fo:language="en" fo:country="US" officeooo:rsid="001ea1f0" officeooo:paragraph-rsid="001ea1f0"/>
    </style:style>
    <style:style style:name="P51" style:family="paragraph" style:parent-style-name="Table_20_Contents">
      <style:paragraph-properties fo:text-align="center" style:justify-single-word="false"/>
      <style:text-properties fo:language="en" fo:country="US" officeooo:rsid="001ea5bf" officeooo:paragraph-rsid="001ea5bf"/>
    </style:style>
    <style:style style:name="P52" style:family="paragraph" style:parent-style-name="Table_20_Contents">
      <style:paragraph-properties fo:text-align="center" style:justify-single-word="false"/>
      <style:text-properties fo:language="en" fo:country="US" officeooo:rsid="0016e788" officeooo:paragraph-rsid="0016e788"/>
    </style:style>
    <style:style style:name="P53" style:family="paragraph" style:parent-style-name="Table_20_Contents">
      <style:paragraph-properties fo:text-align="center" style:justify-single-word="false"/>
      <style:text-properties fo:language="en" fo:country="US" officeooo:rsid="001f7797" officeooo:paragraph-rsid="001f7797"/>
    </style:style>
    <style:style style:name="P54" style:family="paragraph" style:parent-style-name="Table_20_Contents">
      <style:text-properties fo:language="en" fo:country="US" officeooo:rsid="00215e0a" officeooo:paragraph-rsid="00215e0a"/>
    </style:style>
    <style:style style:name="P55" style:family="paragraph" style:parent-style-name="Table_20_Contents">
      <style:paragraph-properties fo:text-align="center" style:justify-single-word="false"/>
      <style:text-properties fo:language="en" fo:country="US" officeooo:rsid="00215e0a" officeooo:paragraph-rsid="00215e0a"/>
    </style:style>
    <style:style style:name="P56" style:family="paragraph" style:parent-style-name="Table_20_Contents">
      <style:paragraph-properties fo:text-align="center" style:justify-single-word="false"/>
      <style:text-properties fo:language="en" fo:country="US" officeooo:rsid="002897d9" officeooo:paragraph-rsid="002897d9"/>
    </style:style>
    <style:style style:name="P57" style:family="paragraph" style:parent-style-name="Table_20_Contents">
      <style:text-properties officeooo:rsid="00131b4c" officeooo:paragraph-rsid="001ea5bf"/>
    </style:style>
    <style:style style:name="P58" style:family="paragraph" style:parent-style-name="Table_20_Contents">
      <style:paragraph-properties fo:text-align="center" style:justify-single-word="false"/>
      <style:text-properties officeooo:rsid="00131b4c" officeooo:paragraph-rsid="001ea5bf"/>
    </style:style>
    <style:style style:name="P59" style:family="paragraph" style:parent-style-name="Table_20_Contents">
      <style:paragraph-properties fo:text-align="center" style:justify-single-word="false"/>
      <style:text-properties officeooo:rsid="001ea5bf" officeooo:paragraph-rsid="001ea5bf"/>
    </style:style>
    <style:style style:name="P60" style:family="paragraph" style:parent-style-name="Table_20_Contents">
      <style:text-properties officeooo:rsid="0016e788" officeooo:paragraph-rsid="0016e788"/>
    </style:style>
    <style:style style:name="P61" style:family="paragraph" style:parent-style-name="Table_20_Contents">
      <style:paragraph-properties fo:text-align="center" style:justify-single-word="false"/>
      <style:text-properties officeooo:rsid="0016e788" officeooo:paragraph-rsid="0016e788"/>
    </style:style>
    <style:style style:name="P62" style:family="paragraph" style:parent-style-name="Table_20_Contents">
      <style:text-properties officeooo:rsid="001f7797" officeooo:paragraph-rsid="001f7797"/>
    </style:style>
    <style:style style:name="P63" style:family="paragraph" style:parent-style-name="Table_20_Contents">
      <style:paragraph-properties fo:text-align="center" style:justify-single-word="false"/>
      <style:text-properties officeooo:rsid="001f7797" officeooo:paragraph-rsid="001f7797"/>
    </style:style>
    <style:style style:name="P64" style:family="paragraph" style:parent-style-name="Table_20_Contents">
      <style:paragraph-properties fo:text-align="start" style:justify-single-word="false"/>
      <style:text-properties officeooo:rsid="00215e0a" officeooo:paragraph-rsid="00215e0a"/>
    </style:style>
    <style:style style:name="P65" style:family="paragraph" style:parent-style-name="Table_20_Contents">
      <style:text-properties officeooo:rsid="00215e0a" officeooo:paragraph-rsid="00215e0a"/>
    </style:style>
    <style:style style:name="P66" style:family="paragraph" style:parent-style-name="Table_20_Contents">
      <style:paragraph-properties fo:text-align="center" style:justify-single-word="false"/>
      <style:text-properties officeooo:rsid="00215e0a" officeooo:paragraph-rsid="00215e0a"/>
    </style:style>
    <style:style style:name="P67" style:family="paragraph" style:parent-style-name="Table_20_Contents">
      <style:paragraph-properties fo:text-align="center" style:justify-single-word="false"/>
    </style:style>
    <style:style style:name="P68" style:family="paragraph" style:parent-style-name="Table_20_Contents">
      <style:text-properties officeooo:rsid="00231691" officeooo:paragraph-rsid="00231691"/>
    </style:style>
    <style:style style:name="P69" style:family="paragraph" style:parent-style-name="Table_20_Contents">
      <style:paragraph-properties fo:text-align="center" style:justify-single-word="false"/>
      <style:text-properties officeooo:rsid="00231691" officeooo:paragraph-rsid="00231691"/>
    </style:style>
    <style:style style:name="P70" style:family="paragraph" style:parent-style-name="Table_20_Contents">
      <style:paragraph-properties fo:text-align="center" style:justify-single-word="false"/>
      <style:text-properties officeooo:rsid="0019d02b" officeooo:paragraph-rsid="0019d02b"/>
    </style:style>
    <style:style style:name="P71" style:family="paragraph" style:parent-style-name="Table_20_Contents">
      <style:text-properties officeooo:rsid="00243fcb" officeooo:paragraph-rsid="00243fcb"/>
    </style:style>
    <style:style style:name="P72" style:family="paragraph" style:parent-style-name="Table_20_Contents">
      <style:paragraph-properties fo:text-align="center" style:justify-single-word="false"/>
      <style:text-properties officeooo:rsid="00243fcb" officeooo:paragraph-rsid="00243fcb"/>
    </style:style>
    <style:style style:name="P73" style:family="paragraph" style:parent-style-name="Table_20_Contents">
      <style:text-properties officeooo:rsid="001c72a9" officeooo:paragraph-rsid="001c72a9"/>
    </style:style>
    <style:style style:name="P74" style:family="paragraph" style:parent-style-name="Table_20_Contents">
      <style:paragraph-properties fo:text-align="center" style:justify-single-word="false"/>
      <style:text-properties officeooo:rsid="001c72a9" officeooo:paragraph-rsid="001c72a9"/>
    </style:style>
    <style:style style:name="P75" style:family="paragraph" style:parent-style-name="Table_20_Contents">
      <style:paragraph-properties fo:text-align="center" style:justify-single-word="false"/>
      <style:text-properties officeooo:rsid="001c72a9" officeooo:paragraph-rsid="002897d9"/>
    </style:style>
    <style:style style:name="P76" style:family="paragraph" style:parent-style-name="Table_20_Contents">
      <style:text-properties officeooo:rsid="001c72a9" officeooo:paragraph-rsid="0027a47e"/>
    </style:style>
    <style:style style:name="P77" style:family="paragraph" style:parent-style-name="Table_20_Contents">
      <style:text-properties officeooo:rsid="0025d5db" officeooo:paragraph-rsid="0025d5db"/>
    </style:style>
    <style:style style:name="P78" style:family="paragraph" style:parent-style-name="Table_20_Contents">
      <style:paragraph-properties fo:text-align="center" style:justify-single-word="false"/>
      <style:text-properties officeooo:rsid="0025d5db" officeooo:paragraph-rsid="0025d5db"/>
    </style:style>
    <style:style style:name="P79" style:family="paragraph" style:parent-style-name="Table_20_Contents">
      <style:text-properties officeooo:rsid="00279c16" officeooo:paragraph-rsid="00279c16"/>
    </style:style>
    <style:style style:name="P80" style:family="paragraph" style:parent-style-name="Table_20_Contents">
      <style:paragraph-properties fo:text-align="center" style:justify-single-word="false"/>
      <style:text-properties officeooo:rsid="00279c16" officeooo:paragraph-rsid="00279c16"/>
    </style:style>
    <style:style style:name="P81" style:family="paragraph" style:parent-style-name="Table_20_Contents">
      <style:text-properties officeooo:rsid="0027a47e" officeooo:paragraph-rsid="0027a47e"/>
    </style:style>
    <style:style style:name="P82" style:family="paragraph" style:parent-style-name="Table_20_Contents">
      <style:paragraph-properties fo:text-align="center" style:justify-single-word="false"/>
      <style:text-properties officeooo:rsid="0027a47e" officeooo:paragraph-rsid="0027a47e"/>
    </style:style>
    <style:style style:name="P83" style:family="paragraph" style:parent-style-name="Table_20_Contents">
      <style:text-properties officeooo:rsid="002897d9" officeooo:paragraph-rsid="002897d9"/>
    </style:style>
    <style:style style:name="P84" style:family="paragraph" style:parent-style-name="Table_20_Contents">
      <style:paragraph-properties fo:text-align="center" style:justify-single-word="false"/>
      <style:text-properties officeooo:rsid="002897d9" officeooo:paragraph-rsid="002897d9"/>
    </style:style>
    <style:style style:name="P85" style:family="paragraph" style:parent-style-name="Table_20_Contents">
      <style:text-properties officeooo:rsid="002941b3" officeooo:paragraph-rsid="002941b3"/>
    </style:style>
    <style:style style:name="P86" style:family="paragraph" style:parent-style-name="Table_20_Contents">
      <style:paragraph-properties fo:text-align="center" style:justify-single-word="false"/>
      <style:text-properties officeooo:rsid="002941b3" officeooo:paragraph-rsid="002941b3"/>
    </style:style>
    <style:style style:name="P87" style:family="paragraph" style:parent-style-name="Text_20_body">
      <style:text-properties fo:language="ru" fo:country="RU" officeooo:rsid="00113d37"/>
    </style:style>
    <style:style style:name="P88" style:family="paragraph" style:parent-style-name="Text_20_body">
      <style:text-properties officeooo:rsid="001c72a9" officeooo:paragraph-rsid="001c72a9"/>
    </style:style>
    <style:style style:name="P89" style:family="paragraph" style:parent-style-name="Text_20_body">
      <style:text-properties officeooo:rsid="001c72a9" officeooo:paragraph-rsid="002897d9"/>
    </style:style>
    <style:style style:name="P90" style:family="paragraph" style:parent-style-name="Text_20_body">
      <style:text-properties officeooo:paragraph-rsid="002897d9"/>
    </style:style>
    <style:style style:name="T1" style:family="text">
      <style:text-properties officeooo:rsid="000d16e6"/>
    </style:style>
    <style:style style:name="T2" style:family="text">
      <style:text-properties officeooo:rsid="000f3a6a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6e788"/>
    </style:style>
    <style:style style:name="T5" style:family="text">
      <style:text-properties fo:language="en" fo:country="US" officeooo:rsid="001c72a9"/>
    </style:style>
    <style:style style:name="T6" style:family="text">
      <style:text-properties fo:language="en" fo:country="US" officeooo:rsid="001ea1f0"/>
    </style:style>
    <style:style style:name="T7" style:family="text">
      <style:text-properties fo:language="en" fo:country="US" officeooo:rsid="001ea5bf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ea1f0"/>
    </style:style>
    <style:style style:name="T10" style:family="text">
      <style:text-properties fo:language="ru" fo:country="RU" officeooo:rsid="001ea5bf"/>
    </style:style>
    <style:style style:name="T11" style:family="text">
      <style:text-properties fo:language="ru" fo:country="RU" officeooo:rsid="002897d9"/>
    </style:style>
    <style:style style:name="T12" style:family="text">
      <style:text-properties officeooo:rsid="00145900"/>
    </style:style>
    <style:style style:name="T13" style:family="text">
      <style:text-properties officeooo:rsid="0016e788"/>
    </style:style>
    <style:style style:name="T14" style:family="text">
      <style:text-properties officeooo:rsid="00113d37"/>
    </style:style>
    <style:style style:name="T15" style:family="text">
      <style:text-properties officeooo:rsid="001947f9"/>
    </style:style>
    <style:style style:name="T16" style:family="text">
      <style:text-properties officeooo:rsid="001c72a9"/>
    </style:style>
    <style:style style:name="T17" style:family="text">
      <style:text-properties officeooo:rsid="001ea1f0"/>
    </style:style>
    <style:style style:name="T18" style:family="text">
      <style:text-properties officeooo:rsid="001ea5bf"/>
    </style:style>
    <style:style style:name="T19" style:family="text">
      <style:text-properties officeooo:rsid="0027a47e"/>
    </style:style>
    <style:style style:name="T20" style:family="text">
      <style:text-properties officeooo:rsid="003e11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Описание разработанных классов</text:p>
      <text:h text:style-name="Heading_20_1" text:outline-level="1">Distribution</text:h>
      <text:p text:style-name="P1">Класс <text:span text:style-name="T1">предназначен для получения числовых данных, необходимых для проведения моделирования. Все сложные математические расчёты проводятся в этом классе</text:span></text:p>
      <text:h text:style-name="P44" text:outline-level="2">Описание атрибутов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4">mu</text:p>
          </table:table-cell>
          <table:table-cell table:style-name="Таблица1.A1" office:value-type="string">
            <text:p text:style-name="P4">int</text:p>
          </table:table-cell>
          <table:table-cell table:style-name="Таблица1.C1" table:number-rows-spanned="2" table:number-columns-spanned="2" office:value-type="string">
            <text:p text:style-name="P3">Атрибуты, задающие параметры логистического распределения</text:p>
          </table:table-cell>
          <table:covered-table-cell/>
        </table:table-row>
        <table:table-row>
          <table:table-cell table:style-name="Таблица1.A2" office:value-type="string">
            <text:p text:style-name="P4">S</text:p>
          </table:table-cell>
          <table:table-cell table:style-name="Таблица1.A2" office:value-type="string">
            <text:p text:style-name="P4">int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4">clients</text:p>
          </table:table-cell>
          <table:table-cell table:style-name="Таблица1.A2" office:value-type="string">
            <text:p text:style-name="P4">int</text:p>
          </table:table-cell>
          <table:table-cell table:style-name="Таблица1.C3" table:number-columns-spanned="2" office:value-type="string">
            <text:p text:style-name="P3">Задаёт желаемое число покупателей</text:p>
          </table:table-cell>
          <table:covered-table-cell/>
        </table:table-row>
        <table:table-row>
          <table:table-cell table:style-name="Таблица1.A2" office:value-type="string">
            <text:p text:style-name="P4">RNG</text:p>
          </table:table-cell>
          <table:table-cell table:style-name="Таблица1.A2" office:value-type="string">
            <text:p text:style-name="P4">Random</text:p>
          </table:table-cell>
          <table:table-cell table:style-name="Таблица1.C3" table:number-columns-spanned="2" office:value-type="string">
            <text:p text:style-name="P3">Класс для получения случайных значений</text:p>
          </table:table-cell>
          <table:covered-table-cell/>
        </table:table-row>
        <table:table-row>
          <table:table-cell table:style-name="Таблица1.A2" office:value-type="string">
            <text:p text:style-name="P4">IdealSum</text:p>
          </table:table-cell>
          <table:table-cell table:style-name="Таблица1.A2" office:value-type="string">
            <text:p text:style-name="P4">double</text:p>
          </table:table-cell>
          <table:table-cell table:style-name="Таблица1.A2" office:value-type="string">
            <text:p text:style-name="P3">Хранит точную сумму нескольких значений функции распределения</text:p>
          </table:table-cell>
          <table:table-cell table:style-name="Таблица1.C3" table:number-rows-spanned="2" office:value-type="string">
            <text:p text:style-name="P3">Нужны для более точного соответствия заданного и полученного числа покупателей</text:p>
          </table:table-cell>
        </table:table-row>
        <table:table-row>
          <table:table-cell table:style-name="Таблица1.A2" office:value-type="string">
            <text:p text:style-name="P4">RealSum</text:p>
          </table:table-cell>
          <table:table-cell table:style-name="Таблица1.A2" office:value-type="string">
            <text:p text:style-name="P4">int</text:p>
          </table:table-cell>
          <table:table-cell table:style-name="Таблица1.A2" office:value-type="string">
            <text:p text:style-name="P3">Хранит сумму нескольких округлённых значений функции распределения</text:p>
          </table:table-cell>
          <table:covered-table-cell/>
        </table:table-row>
        <table:table-row>
          <table:table-cell table:style-name="Таблица1.A2" office:value-type="string">
            <text:p text:style-name="P4">TrickyScale</text:p>
          </table:table-cell>
          <table:table-cell table:style-name="Таблица1.A2" office:value-type="string">
            <text:p text:style-name="P4">float</text:p>
          </table:table-cell>
          <table:table-cell table:style-name="Таблица1.C3" table:number-columns-spanned="2" office:value-type="string">
            <text:p text:style-name="P3">Задаёт оптимальн<text:span text:style-name="T2">ый</text:span> масштаб для распределения количества товара</text:p>
          </table:table-cell>
          <table:covered-table-cell/>
        </table:table-row>
      </table:table>
      <text:h text:style-name="P44" text:outline-level="2">Описание операций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table:number-rows-spanned="3" office:value-type="string">
            <text:p text:style-name="Text_20_body">double Logistic(double Median, double Scale, double x)</text:p>
          </table:table-cell>
          <table:table-cell table:style-name="Таблица2.A1" table:number-rows-spanned="3" office:value-type="string">
            <text:p text:style-name="P3">Функция, вычисляющая плотность вероятности логистического распределения в точке.</text:p>
          </table:table-cell>
          <table:table-cell table:style-name="Таблица2.A1" office:value-type="string">
            <text:p text:style-name="P29">Median</text:p>
          </table:table-cell>
          <table:table-cell table:style-name="Таблица2.D1" table:number-rows-spanned="2" office:value-type="string">
            <text:p text:style-name="P11">Параметры распределения</text:p>
          </table:table-cell>
        </table:table-row>
        <table:table-row table:style-name="Таблица2.1">
          <table:covered-table-cell/>
          <table:covered-table-cell/>
          <table:table-cell table:style-name="Таблица2.C2" office:value-type="string">
            <text:p text:style-name="P29">Scale</text:p>
          </table:table-cell>
          <table:covered-table-cell/>
        </table:table-row>
        <table:table-row table:style-name="Таблица2.1">
          <table:covered-table-cell/>
          <table:covered-table-cell/>
          <table:table-cell table:style-name="Таблица2.C2" office:value-type="string">
            <text:p text:style-name="P29">x</text:p>
          </table:table-cell>
          <table:table-cell table:style-name="Таблица2.D3" office:value-type="string">
            <text:p text:style-name="P11">Точка, для которой вычисляется функция</text:p>
          </table:table-cell>
        </table:table-row>
        <table:table-row table:style-name="Таблица2.1">
          <table:table-cell table:style-name="Таблица2.C2" table:number-rows-spanned="3" office:value-type="string">
            <text:p text:style-name="P2">float Tricky(float count, float Scale, float min)</text:p>
          </table:table-cell>
          <table:table-cell table:style-name="Таблица2.C2" table:number-rows-spanned="3" office:value-type="string">
            <text:p text:style-name="P8">Функция, вычисляющая количество товара</text:p>
          </table:table-cell>
          <table:table-cell table:style-name="Таблица2.C2" office:value-type="string">
            <text:p text:style-name="P8">count</text:p>
          </table:table-cell>
          <table:table-cell table:style-name="Таблица2.D3" office:value-type="string">
            <text:p text:style-name="P9">Среднее количество товара</text:p>
          </table:table-cell>
        </table:table-row>
        <table:table-row table:style-name="Таблица2.1">
          <table:covered-table-cell/>
          <table:covered-table-cell/>
          <table:table-cell table:style-name="Таблица2.C2" office:value-type="string">
            <text:p text:style-name="P8">Scale</text:p>
          </table:table-cell>
          <table:table-cell table:style-name="Таблица2.D3" office:value-type="string">
            <text:p text:style-name="P9">Масштаб</text:p>
          </table:table-cell>
        </table:table-row>
        <table:table-row table:style-name="Таблица2.1">
          <table:covered-table-cell/>
          <table:covered-table-cell/>
          <table:table-cell table:style-name="Таблица2.C2" office:value-type="string">
            <text:p text:style-name="P8">min</text:p>
          </table:table-cell>
          <table:table-cell table:style-name="Таблица2.D3" office:value-type="string">
            <text:p text:style-name="P9">Минимальное количество товара</text:p>
          </table:table-cell>
        </table:table-row>
        <table:table-row table:style-name="Таблица2.1">
          <table:table-cell table:style-name="Таблица2.C2" office:value-type="string">
            <text:p text:style-name="P10">int GetIntCount(int count)</text:p>
          </table:table-cell>
          <table:table-cell table:style-name="Таблица2.C2" office:value-type="string">
            <text:p text:style-name="P11">Функция, возвращающая количество упакованного товара</text:p>
          </table:table-cell>
          <table:table-cell table:style-name="Таблица2.C2" office:value-type="string">
            <text:p text:style-name="P11">count</text:p>
          </table:table-cell>
          <table:table-cell table:style-name="Таблица2.D3" office:value-type="string">
            <text:p text:style-name="P11">Среднее количество упаковок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0">float GetFloatCount(float count, float min)</text:p>
          </table:table-cell>
          <table:table-cell table:style-name="Таблица3.A1" table:number-rows-spanned="2" office:value-type="string">
            <text:p text:style-name="P11">Функция, возвращающая количество развесного товара</text:p>
          </table:table-cell>
          <table:table-cell table:style-name="Таблица3.A1" office:value-type="string">
            <text:p text:style-name="P11">count</text:p>
          </table:table-cell>
          <table:table-cell table:style-name="Таблица3.D1" office:value-type="string">
            <text:p text:style-name="P11">Среднее количество товара</text:p>
          </table:table-cell>
        </table:table-row>
        <table:table-row table:style-name="Таблица3.1">
          <table:covered-table-cell/>
          <table:covered-table-cell/>
          <table:table-cell table:style-name="Таблица3.C2" office:value-type="string">
            <text:p text:style-name="P11">min</text:p>
          </table:table-cell>
          <table:table-cell table:style-name="Таблица3.D2" office:value-type="string">
            <text:p text:style-name="P11">Минимальное количество товара</text:p>
          </table:table-cell>
        </table:table-row>
        <table:table-row table:style-name="Таблица3.3">
          <table:table-cell table:style-name="Таблица3.C2" office:value-type="string">
            <text:p text:style-name="P10">int GetBuyers(int time)</text:p>
          </table:table-cell>
          <table:table-cell table:style-name="Таблица3.C2" office:value-type="string">
            <text:p text:style-name="P11">Функция, возвращающая количество покупателей, пришедших в заданный промежуток времени</text:p>
          </table:table-cell>
          <table:table-cell table:style-name="Таблица3.C2" office:value-type="string">
            <text:p text:style-name="P11">time</text:p>
          </table:table-cell>
          <table:table-cell table:style-name="Таблица3.D2" office:value-type="string">
            <text:p text:style-name="P11">Номер промежутка времени</text:p>
          </table:table-cell>
        </table:table-row>
      </table:table>
      <text:h text:style-name="P38" text:outline-level="1"/>
      <text:h text:style-name="P40" text:outline-level="1"><text:span text:style-name="T4">S</text:span><text:span text:style-name="T14">QLAgent</text:span></text:h>
      <text:p text:style-name="P30">Класс предназначен для работы с базой данных <text:span text:style-name="T3">MySQL</text:span></text:p>
      <text:h text:style-name="P45" text:outline-level="2">Описание атрибутов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3">DBName</text:p>
          </table:table-cell>
          <table:table-cell table:style-name="Таблица4.A1" office:value-type="string">
            <text:p text:style-name="P13">String</text:p>
          </table:table-cell>
          <table:table-cell table:style-name="Таблица4.C1" office:value-type="string">
            <text:p text:style-name="P14">Имя базы данных</text:p>
          </table:table-cell>
        </table:table-row>
        <table:table-row>
          <table:table-cell table:style-name="Таблица4.A2" office:value-type="string">
            <text:p text:style-name="P13">URL</text:p>
          </table:table-cell>
          <table:table-cell table:style-name="Таблица4.A2" office:value-type="string">
            <text:p text:style-name="P13">String</text:p>
          </table:table-cell>
          <table:table-cell table:style-name="Таблица4.C2" office:value-type="string">
            <text:p text:style-name="P14">Сетевой адрес базы данных</text:p>
          </table:table-cell>
        </table:table-row>
        <table:table-row>
          <table:table-cell table:style-name="Таблица4.A2" office:value-type="string">
            <text:p text:style-name="P13">user</text:p>
          </table:table-cell>
          <table:table-cell table:style-name="Таблица4.A2" office:value-type="string">
            <text:p text:style-name="P13">String</text:p>
          </table:table-cell>
          <table:table-cell table:style-name="Таблица4.C2" office:value-type="string">
            <text:p text:style-name="P14">Имя пользователя</text:p>
          </table:table-cell>
        </table:table-row>
        <table:table-row>
          <table:table-cell table:style-name="Таблица4.A2" office:value-type="string">
            <text:p text:style-name="P13">password</text:p>
          </table:table-cell>
          <table:table-cell table:style-name="Таблица4.A2" office:value-type="string">
            <text:p text:style-name="P13">String</text:p>
          </table:table-cell>
          <table:table-cell table:style-name="Таблица4.C2" office:value-type="string">
            <text:p text:style-name="P14">Пароль</text:p>
          </table:table-cell>
        </table:table-row>
        <table:table-row>
          <table:table-cell table:style-name="Таблица4.A2" office:value-type="string">
            <text:p text:style-name="P13">conn</text:p>
          </table:table-cell>
          <table:table-cell table:style-name="Таблица4.A2" office:value-type="string">
            <text:p text:style-name="P13">Connection</text:p>
          </table:table-cell>
          <table:table-cell table:style-name="Таблица4.C2" office:value-type="string">
            <text:p text:style-name="P14">Подключение к базе данных</text:p>
          </table:table-cell>
        </table:table-row>
      </table:table>
      <text:h text:style-name="P45" text:outline-level="2">Описание операций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P13">void HandleEx(SQLException ex)</text:p>
          </table:table-cell>
          <table:table-cell table:style-name="Таблица5.A1" office:value-type="string">
            <text:p text:style-name="P14">Функция обработки исключений <text:span text:style-name="T3">SQL</text:span></text:p>
          </table:table-cell>
          <table:table-cell table:style-name="Таблица5.A1" office:value-type="string">
            <text:p text:style-name="P14">ex</text:p>
          </table:table-cell>
          <table:table-cell table:style-name="Таблица5.D1" office:value-type="string">
            <text:p text:style-name="P14">Исключение</text:p>
          </table:table-cell>
        </table:table-row>
        <table:table-row table:style-name="Таблица5.1">
          <table:table-cell table:style-name="Таблица5.A2" office:value-type="string">
            <text:p text:style-name="P13">void Connect()</text:p>
          </table:table-cell>
          <table:table-cell table:style-name="Таблица5.A2" office:value-type="string">
            <text:p text:style-name="P14">Функция, создающая подключение к БД</text:p>
          </table:table-cell>
          <table:table-cell table:style-name="Таблица5.A2" office:value-type="string">
            <text:p text:style-name="P12"/>
          </table:table-cell>
          <table:table-cell table:style-name="Таблица5.D2" office:value-type="string">
            <text:p text:style-name="P12"/>
          </table:table-cell>
        </table:table-row>
        <table:table-row table:style-name="Таблица5.1">
          <table:table-cell table:style-name="Таблица5.A2" office:value-type="string">
            <text:p text:style-name="P13">void Disconnect()</text:p>
          </table:table-cell>
          <table:table-cell table:style-name="Таблица5.A2" office:value-type="string">
            <text:p text:style-name="P14">Функция, закрывающая подключение к БД</text:p>
          </table:table-cell>
          <table:table-cell table:style-name="Таблица5.A2" office:value-type="string">
            <text:p text:style-name="P12"/>
          </table:table-cell>
          <table:table-cell table:style-name="Таблица5.D2" office:value-type="string">
            <text:p text:style-name="P12"/>
          </table:table-cell>
        </table:table-row>
        <table:table-row table:style-name="Таблица5.1">
          <table:table-cell table:style-name="Таблица5.A2" office:value-type="string">
            <text:p text:style-name="P13">boolean TestConnect()</text:p>
          </table:table-cell>
          <table:table-cell table:style-name="Таблица5.A2" office:value-type="string">
            <text:p text:style-name="P14">Функция, проверяющая правильность параметров подключения к БД</text:p>
          </table:table-cell>
          <table:table-cell table:style-name="Таблица5.A2" office:value-type="string">
            <text:p text:style-name="P12"/>
          </table:table-cell>
          <table:table-cell table:style-name="Таблица5.D2" office:value-type="string">
            <text:p text:style-name="P12"/>
          </table:table-cell>
        </table:table-row>
        <table:table-row table:style-name="Таблица5.1">
          <table:table-cell table:style-name="Таблица5.A2" table:number-rows-spanned="2" office:value-type="string">
            <text:p text:style-name="P13">int Started(int peoplecount, int goodscount)</text:p>
          </table:table-cell>
          <table:table-cell table:style-name="Таблица5.A2" table:number-rows-spanned="2" office:value-type="string">
            <text:p text:style-name="P14">Функция, создающая новую запись о симуляции. <text:span text:style-name="T17">Возвращает </text:span><text:span text:style-name="T6">id </text:span><text:span text:style-name="T9">симуляции</text:span></text:p>
          </table:table-cell>
          <table:table-cell table:style-name="Таблица5.A2" office:value-type="string">
            <text:p text:style-name="P14">peoplecount</text:p>
          </table:table-cell>
          <table:table-cell table:style-name="Таблица5.D2" office:value-type="string">
            <text:p text:style-name="P14">Заданное пользователем количество людей</text:p>
          </table:table-cell>
        </table:table-row>
        <table:table-row table:style-name="Таблица5.1">
          <table:covered-table-cell/>
          <table:covered-table-cell/>
          <table:table-cell table:style-name="Таблица5.A2" office:value-type="string">
            <text:p text:style-name="P14">goodscount</text:p>
          </table:table-cell>
          <table:table-cell table:style-name="Таблица5.D2" office:value-type="string">
            <text:p text:style-name="P14">Заданное пользователем среднее количество товаров</text:p>
          </table:table-cell>
        </table:table-row>
        <table:table-row table:style-name="Таблица5.1">
          <table:table-cell table:style-name="Таблица5.A2" office:value-type="string">
            <text:p text:style-name="P36">boolean LoadSettings()</text:p>
          </table:table-cell>
          <table:table-cell table:style-name="Таблица5.A2" office:value-type="string">
            <text:p text:style-name="P37">Загружает настройки подключения к БД. Возвращает <text:span text:style-name="T3">true </text:span><text:span text:style-name="T8">в случае успеха</text:span></text:p>
          </table:table-cell>
          <table:table-cell table:style-name="Таблица5.A2" office:value-type="string">
            <text:p text:style-name="P14"/>
          </table:table-cell>
          <table:table-cell table:style-name="Таблица5.D2" office:value-type="string">
            <text:p text:style-name="P14"/>
          </table:table-cell>
        </table:table-row>
      </table:table>
      <text:p text:style-name="Text_20_body"/>
      <text:p text:style-name="Text_20_body"/>
      <text:p text:style-name="Text_20_body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ext:soft-page-break/>
        <table:table-row table:style-name="Таблица6.1">
          <table:table-cell table:style-name="Таблица6.A1" table:number-rows-spanned="9" office:value-type="string">
            <text:p text:style-name="P48">void Ended(int peoplearrived, int peopleserved, float avggoodscount, float avgprofit, int profit, int maxqueue, int maxqueuetime, boolean iscorrect<text:span text:style-name="T17">, int simid</text:span>)</text:p>
          </table:table-cell>
          <table:table-cell table:style-name="Таблица6.A1" table:number-rows-spanned="9" office:value-type="string">
            <text:p text:style-name="P14">Функция, обновляющая запись о симуляции</text:p>
          </table:table-cell>
          <table:table-cell table:style-name="Таблица6.A1" office:value-type="string">
            <text:p text:style-name="P14">peoplearrived</text:p>
          </table:table-cell>
          <table:table-cell table:style-name="Таблица6.D1" office:value-type="string">
            <text:p text:style-name="P14">Количество пришедших покупателей</text:p>
          </table:table-cell>
        </table:table-row>
        <table:table-row table:style-name="Таблица6.1">
          <table:covered-table-cell/>
          <table:covered-table-cell/>
          <table:table-cell table:style-name="Таблица6.C2" office:value-type="string">
            <text:p text:style-name="P14">peopleserved</text:p>
          </table:table-cell>
          <table:table-cell table:style-name="Таблица6.D2" office:value-type="string">
            <text:p text:style-name="P14">Количество обслуженных покупателей</text:p>
          </table:table-cell>
        </table:table-row>
        <table:table-row table:style-name="Таблица6.1">
          <table:covered-table-cell/>
          <table:covered-table-cell/>
          <table:table-cell table:style-name="Таблица6.C2" office:value-type="string">
            <text:p text:style-name="P14">avggoodscount</text:p>
          </table:table-cell>
          <table:table-cell table:style-name="Таблица6.D2" office:value-type="string">
            <text:p text:style-name="P14">Среднее количество купленных товаров</text:p>
          </table:table-cell>
        </table:table-row>
        <table:table-row table:style-name="Таблица6.1">
          <table:covered-table-cell/>
          <table:covered-table-cell/>
          <table:table-cell table:style-name="Таблица6.C2" office:value-type="string">
            <text:p text:style-name="P14">avgprofit</text:p>
          </table:table-cell>
          <table:table-cell table:style-name="Таблица6.D2" office:value-type="string">
            <text:p text:style-name="P14">Средняя выручка</text:p>
          </table:table-cell>
        </table:table-row>
        <table:table-row table:style-name="Таблица6.1">
          <table:covered-table-cell/>
          <table:covered-table-cell/>
          <table:table-cell table:style-name="Таблица6.C2" office:value-type="string">
            <text:p text:style-name="P14">profit</text:p>
          </table:table-cell>
          <table:table-cell table:style-name="Таблица6.D2" office:value-type="string">
            <text:p text:style-name="P14">Выручка</text:p>
          </table:table-cell>
        </table:table-row>
        <table:table-row table:style-name="Таблица6.1">
          <table:covered-table-cell/>
          <table:covered-table-cell/>
          <table:table-cell table:style-name="Таблица6.C2" office:value-type="string">
            <text:p text:style-name="P14">maxqueue</text:p>
          </table:table-cell>
          <table:table-cell table:style-name="Таблица6.D2" office:value-type="string">
            <text:p text:style-name="P14">Максимальная длина очереди</text:p>
          </table:table-cell>
        </table:table-row>
        <table:table-row table:style-name="Таблица6.1">
          <table:covered-table-cell/>
          <table:covered-table-cell/>
          <table:table-cell table:style-name="Таблица6.C2" office:value-type="string">
            <text:p text:style-name="P14">maxqueuetime</text:p>
          </table:table-cell>
          <table:table-cell table:style-name="Таблица6.D2" office:value-type="string">
            <text:p text:style-name="P14">Омер временного интервала, когда длина очереди была максимальной</text:p>
          </table:table-cell>
        </table:table-row>
        <table:table-row table:style-name="Таблица6.1">
          <table:covered-table-cell/>
          <table:covered-table-cell/>
          <table:table-cell table:style-name="Таблица6.C2" office:value-type="string">
            <text:p text:style-name="P14">iscorrect</text:p>
          </table:table-cell>
          <table:table-cell table:style-name="Таблица6.D2" office:value-type="string">
            <text:p text:style-name="P14">Правильно ли посчитана выручка</text:p>
          </table:table-cell>
        </table:table-row>
        <table:table-row table:style-name="Таблица6.1">
          <table:covered-table-cell/>
          <table:covered-table-cell/>
          <table:table-cell table:style-name="Таблица6.C2" office:value-type="string">
            <text:p text:style-name="P49">simid</text:p>
          </table:table-cell>
          <table:table-cell table:style-name="Таблица6.D2" office:value-type="string">
            <text:p text:style-name="P50">id <text:span text:style-name="T8">симуляции</text:span></text:p>
          </table:table-cell>
        </table:table-row>
        <table:table-row table:style-name="Таблица6.1">
          <table:table-cell table:style-name="Таблица6.C2" table:number-rows-spanned="4" office:value-type="string">
            <text:p text:style-name="P57">void Buyed<text:span text:style-name="T18">(int buyerid, int time, int simid, Buyer buyer)</text:span></text:p>
          </table:table-cell>
          <table:table-cell table:style-name="Таблица6.C2" table:number-rows-spanned="4" office:value-type="string">
            <text:p text:style-name="P16">Функция, записывающая информацию о <text:span text:style-name="T10">покупках одного покупателя</text:span></text:p>
          </table:table-cell>
          <table:table-cell table:style-name="Таблица6.C2" office:value-type="string">
            <text:p text:style-name="P16">buyer<text:span text:style-name="T7">id</text:span></text:p>
          </table:table-cell>
          <table:table-cell table:style-name="Таблица6.D2" office:value-type="string">
            <text:p text:style-name="P16">Номер покупателя</text:p>
          </table:table-cell>
        </table:table-row>
        <table:table-row table:style-name="Таблица6.1">
          <table:covered-table-cell/>
          <table:covered-table-cell/>
          <table:table-cell table:style-name="Таблица6.C2" office:value-type="string">
            <text:p text:style-name="P16">time</text:p>
          </table:table-cell>
          <table:table-cell table:style-name="Таблица6.D2" office:value-type="string">
            <text:p text:style-name="P16">Время покупки</text:p>
          </table:table-cell>
        </table:table-row>
        <table:table-row table:style-name="Таблица6.1">
          <table:covered-table-cell/>
          <table:covered-table-cell/>
          <table:table-cell table:style-name="Таблица6.C2" office:value-type="string">
            <text:p text:style-name="P58"><text:span text:style-name="T18">simid</text:span></text:p>
          </table:table-cell>
          <table:table-cell table:style-name="Таблица6.D2" office:value-type="string">
            <text:p text:style-name="P51">id <text:span text:style-name="T8">симуляции</text:span></text:p>
          </table:table-cell>
        </table:table-row>
        <table:table-row table:style-name="Таблица6.1">
          <table:covered-table-cell/>
          <table:covered-table-cell/>
          <table:table-cell table:style-name="Таблица6.C2" office:value-type="string">
            <text:p text:style-name="P58"><text:span text:style-name="T18">buyer</text:span></text:p>
          </table:table-cell>
          <table:table-cell table:style-name="Таблица6.D2" office:value-type="string">
            <text:p text:style-name="P59">Покупатель, информация о покупках которого заносится в БД</text:p>
          </table:table-cell>
        </table:table-row>
        <table:table-row table:style-name="Таблица6.1">
          <table:table-cell table:style-name="Таблица6.A1" office:value-type="string">
            <text:p text:style-name="P15">LinkedList&lt;Product&gt; GetProductInfo()</text:p>
          </table:table-cell>
          <table:table-cell table:style-name="Таблица6.D1" office:value-type="string">
            <text:p text:style-name="P16">Функция, возвращающая полную информацию об ассортименте магазина</text:p>
          </table:table-cell>
          <table:table-cell table:style-name="Таблица6.C2" office:value-type="string">
            <text:p text:style-name="P12"/>
          </table:table-cell>
          <table:table-cell table:style-name="Таблица6.D2" office:value-type="string">
            <text:p text:style-name="P12"/>
          </table:table-cell>
        </table:table-row>
        <table:table-row table:style-name="Таблица6.1">
          <table:table-cell table:style-name="Таблица6.C2" office:value-type="string">
            <text:p text:style-name="P17">LinkedList&lt;<text:span text:style-name="T12">String</text:span>&gt; <text:span text:style-name="T12">ShowProductInfo</text:span>()</text:p>
          </table:table-cell>
          <table:table-cell table:style-name="Таблица6.C2" office:value-type="string">
            <text:p text:style-name="P16">Функция, возвращающая полную информацию об ассортименте магазина <text:span text:style-name="T13">в удобном для пользователя виде</text:span></text:p>
          </table:table-cell>
          <table:table-cell table:style-name="Таблица6.C2" office:value-type="string">
            <text:p text:style-name="P12"/>
          </table:table-cell>
          <table:table-cell table:style-name="Таблица6.D2" office:value-type="string">
            <text:p text:style-name="P12"/>
          </table:table-cell>
        </table:table-row>
      </table:table>
      <text:p text:style-name="Text_20_body"/>
      <text:p text:style-name="Text_20_body"/>
      <text:p text:style-name="Text_20_body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ext:soft-page-break/>
        <table:table-row table:style-name="Таблица7.1">
          <table:table-cell table:style-name="Таблица7.A1" office:value-type="string">
            <text:p text:style-name="P15">LinkedList&lt;String&gt; GetResults(int simulationid)</text:p>
          </table:table-cell>
          <table:table-cell table:style-name="Таблица7.A1" office:value-type="string">
            <text:p text:style-name="P16">Функция, возвращающая подробную информацию о симуляции</text:p>
          </table:table-cell>
          <table:table-cell table:style-name="Таблица7.A1" office:value-type="string">
            <text:p text:style-name="P16">simulationid</text:p>
          </table:table-cell>
          <table:table-cell table:style-name="Таблица7.D1" office:value-type="string">
            <text:p text:style-name="P16">Номер симуляции</text:p>
          </table:table-cell>
        </table:table-row>
        <table:table-row table:style-name="Таблица7.1">
          <table:table-cell table:style-name="Таблица7.A1" office:value-type="string">
            <text:p text:style-name="P60">boolean DeleteProduct(int code)</text:p>
          </table:table-cell>
          <table:table-cell table:style-name="Таблица7.A1" office:value-type="string">
            <text:p text:style-name="P61">Функция, удаляющая запись о товаре из базы данных</text:p>
          </table:table-cell>
          <table:table-cell table:style-name="Таблица7.A1" office:value-type="string">
            <text:p text:style-name="P52">code</text:p>
          </table:table-cell>
          <table:table-cell table:style-name="Таблица7.D1" office:value-type="string">
            <text:p text:style-name="P61">Код удаляемого товара</text:p>
          </table:table-cell>
        </table:table-row>
        <table:table-row table:style-name="Таблица7.1">
          <table:table-cell table:style-name="Таблица7.A3" office:value-type="string">
            <text:p text:style-name="P62">boolean AddProduct(Product item)</text:p>
          </table:table-cell>
          <table:table-cell table:style-name="Таблица7.A3" office:value-type="string">
            <text:p text:style-name="P63">Функция, добавляющая информацию о новом продукте</text:p>
          </table:table-cell>
          <table:table-cell table:style-name="Таблица7.A3" office:value-type="string">
            <text:p text:style-name="P53">item</text:p>
          </table:table-cell>
          <table:table-cell table:style-name="Таблица7.D3" office:value-type="string">
            <text:p text:style-name="P63">Продукт, информацию о котором надобно добавить</text:p>
          </table:table-cell>
        </table:table-row>
        <table:table-row table:style-name="Таблица7.1">
          <table:table-cell table:style-name="Таблица7.A4" office:value-type="string">
            <text:p text:style-name="P62">UpdateProduct(Product item)</text:p>
          </table:table-cell>
          <table:table-cell table:style-name="Таблица7.A4" office:value-type="string">
            <text:p text:style-name="P63">Функция, обновляющая информацию о продукте</text:p>
          </table:table-cell>
          <table:table-cell table:style-name="Таблица7.A4" office:value-type="string">
            <text:p text:style-name="P53">item</text:p>
          </table:table-cell>
          <table:table-cell table:style-name="Таблица7.D4" office:value-type="string">
            <text:p text:style-name="P63">Продукт, описывающий изменения</text:p>
          </table:table-cell>
        </table:table-row>
        <table:table-row table:style-name="Таблица7.1">
          <table:table-cell table:style-name="Таблица7.A4" office:value-type="string">
            <text:p text:style-name="P62">void Fix()</text:p>
          </table:table-cell>
          <table:table-cell table:style-name="Таблица7.A4" office:value-type="string">
            <text:p text:style-name="P63">Функция, исправляющая сбойные записи о симуляциях</text:p>
          </table:table-cell>
          <table:table-cell table:style-name="Таблица7.A4" office:value-type="string">
            <text:p text:style-name="P52"/>
          </table:table-cell>
          <table:table-cell table:style-name="Таблица7.D4" office:value-type="string">
            <text:p text:style-name="P61"/>
          </table:table-cell>
        </table:table-row>
      </table:table>
      <text:p text:style-name="P87"/>
      <text:h text:style-name="P39" text:outline-level="1">Terminal</text:h>
      <text:p text:style-name="P32">Класс, представляющий собой модель кассового терминала с кассиром. Обслуживает покупателей</text:p>
      <text:h text:style-name="Heading_20_2" text:outline-level="2">Описание атрибутов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Таблица10.1">
          <table:table-cell table:style-name="Таблица10.A1" office:value-type="string">
            <text:p text:style-name="P5">id</text:p>
          </table:table-cell>
          <table:table-cell table:style-name="Таблица10.A1" office:value-type="string">
            <text:p text:style-name="P6">int</text:p>
          </table:table-cell>
          <table:table-cell table:style-name="Таблица10.C1" office:value-type="string">
            <text:p text:style-name="P18">Порядковый номер обслуживаемого покупателя</text:p>
          </table:table-cell>
        </table:table-row>
        <table:table-row table:style-name="Таблица10.1">
          <table:table-cell table:style-name="Таблица10.A2" office:value-type="string">
            <text:p text:style-name="P5">Money</text:p>
          </table:table-cell>
          <table:table-cell table:style-name="Таблица10.A2" office:value-type="string">
            <text:p text:style-name="P6">int</text:p>
          </table:table-cell>
          <table:table-cell table:style-name="Таблица10.C2" office:value-type="string">
            <text:p text:style-name="P19">Общее количество полученных денег</text:p>
          </table:table-cell>
        </table:table-row>
        <table:table-row table:style-name="Таблица10.1">
          <table:table-cell table:style-name="Таблица10.A2" office:value-type="string">
            <text:p text:style-name="P5">Profit</text:p>
          </table:table-cell>
          <table:table-cell table:style-name="Таблица10.A2" office:value-type="string">
            <text:p text:style-name="P6">int</text:p>
          </table:table-cell>
          <table:table-cell table:style-name="Таблица10.C2" office:value-type="string">
            <text:p text:style-name="P18">Выручка <text:span text:style-name="T15">от продаж</text:span></text:p>
          </table:table-cell>
        </table:table-row>
        <table:table-row table:style-name="Таблица10.1">
          <table:table-cell table:style-name="Таблица10.A2" office:value-type="string">
            <text:p text:style-name="P54">simid</text:p>
          </table:table-cell>
          <table:table-cell table:style-name="Таблица10.A2" office:value-type="string">
            <text:p text:style-name="P64">int</text:p>
          </table:table-cell>
          <table:table-cell table:style-name="Таблица10.C2" office:value-type="string">
            <text:p text:style-name="P55">id <text:span text:style-name="T8">проводимой симуляции</text:span></text:p>
          </table:table-cell>
        </table:table-row>
        <table:table-row table:style-name="Таблица10.1">
          <table:table-cell table:style-name="Таблица10.A2" office:value-type="string">
            <text:p text:style-name="P5">AmICorrect</text:p>
          </table:table-cell>
          <table:table-cell table:style-name="Таблица10.A2" office:value-type="string">
            <text:p text:style-name="P6">boolean</text:p>
          </table:table-cell>
          <table:table-cell table:style-name="Таблица10.C2" office:value-type="string">
            <text:p text:style-name="P19">Переменная, показывающая, были ли проведённые денежные расчёты корректными</text:p>
          </table:table-cell>
        </table:table-row>
      </table:table>
      <text:h text:style-name="Heading_20_2" text:outline-level="2">Описание операций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table:number-rows-spanned="2" office:value-type="string">
            <text:p text:style-name="P65">void Serve(Buyer buyer, int time)</text:p>
          </table:table-cell>
          <table:table-cell table:style-name="Таблица8.A1" table:number-rows-spanned="2" office:value-type="string">
            <text:p text:style-name="P66">Функция, обслуживающая покупателя и заносящая информацию о нём в отчёт</text:p>
          </table:table-cell>
          <table:table-cell table:style-name="Таблица8.A1" office:value-type="string">
            <text:p text:style-name="P66">buyer</text:p>
          </table:table-cell>
          <table:table-cell table:style-name="Таблица8.D1" office:value-type="string">
            <text:p text:style-name="P66">Покупатель, котроый обслуживается</text:p>
          </table:table-cell>
        </table:table-row>
        <table:table-row table:style-name="Таблица8.1">
          <table:covered-table-cell/>
          <table:covered-table-cell/>
          <table:table-cell table:style-name="Таблица8.A2" office:value-type="string">
            <text:p text:style-name="P66">time</text:p>
          </table:table-cell>
          <table:table-cell table:style-name="Таблица8.D2" office:value-type="string">
            <text:p text:style-name="P66">Временной промежуток, в течение которого покупатель обслуживается</text:p>
          </table:table-cell>
        </table:table-row>
      </table:table>
      <text:p text:style-name="Text_20_body"/>
      <text:h text:style-name="P41" text:outline-level="1">Admin</text:h>
      <text:p text:style-name="P31">Класс, являющийся моделью менеджера торгового зала. Выдаёт базовую сумму после сдачи выручки и проверяет корректность в конце рабочего дня</text:p>
      <text:h text:style-name="Heading_20_2" text:outline-level="2">Описание атрибутов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Таблица11.1">
          <table:table-cell table:style-name="Таблица11.A1" office:value-type="string">
            <text:p text:style-name="P7">Money</text:p>
          </table:table-cell>
          <table:table-cell table:style-name="Таблица11.A1" office:value-type="string">
            <text:p text:style-name="P7">int</text:p>
          </table:table-cell>
          <table:table-cell table:style-name="Таблица11.C1" office:value-type="string">
            <text:p text:style-name="P19">Количество имеющихся денег</text:p>
          </table:table-cell>
        </table:table-row>
        <table:table-row table:style-name="Таблица11.1">
          <table:table-cell table:style-name="Таблица11.A2" office:value-type="string">
            <text:p text:style-name="P7">Amount</text:p>
          </table:table-cell>
          <table:table-cell table:style-name="Таблица11.A2" office:value-type="string">
            <text:p text:style-name="P7">int</text:p>
          </table:table-cell>
          <table:table-cell table:style-name="Таблица11.C2" office:value-type="string">
            <text:p text:style-name="P19">Общая сумма выданных денег</text:p>
          </table:table-cell>
        </table:table-row>
      </table:table>
      <text:h text:style-name="Heading_20_2" text:outline-level="2">Описание операций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68">boolean CheckGig(int gig)</text:p>
          </table:table-cell>
          <table:table-cell table:style-name="Таблица9.A1" office:value-type="string">
            <text:p text:style-name="P69">Функция проверки корректности работы терминала</text:p>
          </table:table-cell>
          <table:table-cell table:style-name="Таблица9.A1" office:value-type="string">
            <text:p text:style-name="P69">gig</text:p>
          </table:table-cell>
          <table:table-cell table:style-name="Таблица9.D1" office:value-type="string">
            <text:p text:style-name="P69">Выручка терминала</text:p>
          </table:table-cell>
        </table:table-row>
        <table:table-row table:style-name="Таблица9.1">
          <table:table-cell table:style-name="Таблица9.A2" office:value-type="string">
            <text:p text:style-name="P68">int getMoney()</text:p>
          </table:table-cell>
          <table:table-cell table:style-name="Таблица9.A2" office:value-type="string">
            <text:p text:style-name="P69">Функция-геттер для поля <text:span text:style-name="T3">Money</text:span></text:p>
          </table:table-cell>
          <table:table-cell table:style-name="Таблица9.C2" table:number-rows-spanned="4" table:number-columns-spanned="2" office:value-type="string">
            <text:p text:style-name="P69">См. определения геттеров и сеттеров</text:p>
          </table:table-cell>
          <table:covered-table-cell/>
        </table:table-row>
        <table:table-row table:style-name="Таблица9.1">
          <table:table-cell table:style-name="Таблица9.A2" office:value-type="string">
            <text:p text:style-name="P68">setMoney(int Money)</text:p>
          </table:table-cell>
          <table:table-cell table:style-name="Таблица9.A2" office:value-type="string">
            <text:p text:style-name="P69">Функция-сеттер для поля <text:span text:style-name="T3">Money</text:span></text:p>
          </table:table-cell>
          <table:covered-table-cell/>
          <table:covered-table-cell/>
        </table:table-row>
        <table:table-row table:style-name="Таблица9.1">
          <table:table-cell table:style-name="Таблица9.A2" office:value-type="string">
            <text:p text:style-name="P68">getAmount()</text:p>
          </table:table-cell>
          <table:table-cell table:style-name="Таблица9.A2" office:value-type="string">
            <text:p text:style-name="P69">Функция-геттер для поля <text:span text:style-name="T3">Amount</text:span></text:p>
          </table:table-cell>
          <table:covered-table-cell/>
          <table:covered-table-cell/>
        </table:table-row>
        <table:table-row table:style-name="Таблица9.1">
          <table:table-cell table:style-name="Таблица9.A2" office:value-type="string">
            <text:p text:style-name="P68">setAmount(int Amount)</text:p>
          </table:table-cell>
          <table:table-cell table:style-name="Таблица9.A2" office:value-type="string">
            <text:p text:style-name="P69">Функция-сеттер для поля <text:span text:style-name="T3">Amount</text:span></text:p>
          </table:table-cell>
          <table:covered-table-cell/>
          <table:covered-table-cell/>
        </table:table-row>
      </table:table>
      <text:p text:style-name="Text_20_body"/>
      <text:h text:style-name="P39" text:outline-level="1">Buyer</text:h>
      <text:p text:style-name="P33">Класс, представляющий модель покупателя</text:p>
      <text:h text:style-name="Heading_20_2" text:outline-level="2">Описание атрибутов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office:value-type="string">
            <text:p text:style-name="P20">ArriveTime</text:p>
          </table:table-cell>
          <table:table-cell table:style-name="Таблица12.A1" office:value-type="string">
            <text:p text:style-name="P20">int</text:p>
          </table:table-cell>
          <table:table-cell table:style-name="Таблица12.C1" office:value-type="string">
            <text:p text:style-name="P21">Номер временного интервала, в течение которого покупатель встал в очередь</text:p>
          </table:table-cell>
        </table:table-row>
        <table:table-row table:style-name="Таблица12.1">
          <table:table-cell table:style-name="Таблица12.A2" office:value-type="string">
            <text:p text:style-name="P20">ServedTime</text:p>
          </table:table-cell>
          <table:table-cell table:style-name="Таблица12.A2" office:value-type="string">
            <text:p text:style-name="P20">int</text:p>
          </table:table-cell>
          <table:table-cell table:style-name="Таблица12.C2" office:value-type="string">
            <text:p text:style-name="P21">Номер временного интервала, в течение которого обслуживание покупателя было завершено</text:p>
          </table:table-cell>
        </table:table-row>
        <table:table-row table:style-name="Таблица12.1">
          <table:table-cell table:style-name="Таблица12.A2" office:value-type="string">
            <text:p text:style-name="P20">Money</text:p>
          </table:table-cell>
          <table:table-cell table:style-name="Таблица12.A2" office:value-type="string">
            <text:p text:style-name="P20">int</text:p>
          </table:table-cell>
          <table:table-cell table:style-name="Таблица12.C2" office:value-type="string">
            <text:p text:style-name="P21">Количество имеющихся с собой денег</text:p>
          </table:table-cell>
        </table:table-row>
        <table:table-row table:style-name="Таблица12.1">
          <table:table-cell table:style-name="Таблица12.A2" office:value-type="string">
            <text:p text:style-name="P20">Discount</text:p>
          </table:table-cell>
          <table:table-cell table:style-name="Таблица12.A2" office:value-type="string">
            <text:p text:style-name="P20">boolean</text:p>
          </table:table-cell>
          <table:table-cell table:style-name="Таблица12.C2" office:value-type="string">
            <text:p text:style-name="P21">Показывает, есть ли у покупателя дисконтная карта</text:p>
          </table:table-cell>
        </table:table-row>
        <table:table-row table:style-name="Таблица12.1">
          <table:table-cell table:style-name="Таблица12.A2" office:value-type="string">
            <text:p text:style-name="P71">Cart</text:p>
          </table:table-cell>
          <table:table-cell table:style-name="Таблица12.A2" office:value-type="string">
            <text:p text:style-name="P71">LinkedList&lt;Product&gt;</text:p>
          </table:table-cell>
          <table:table-cell table:style-name="Таблица12.C2" office:value-type="string">
            <text:p text:style-name="P72">Корзина с продуктами</text:p>
          </table:table-cell>
        </table:table-row>
      </table:table>
      <text:h text:style-name="Heading_20_2" text:outline-level="2">Описание операций</text:h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row table:style-name="Таблица13.1">
          <table:table-cell table:style-name="Таблица13.A1" office:value-type="string">
            <text:p text:style-name="P20">void AddProduct(Product thing)</text:p>
          </table:table-cell>
          <table:table-cell table:style-name="Таблица13.A1" office:value-type="string">
            <text:p text:style-name="P21">Функция, добавляющая в корзину покупателя товар и некоторую сумму (не меньше необходимой) в кошелёк</text:p>
          </table:table-cell>
          <table:table-cell table:style-name="Таблица13.A1" office:value-type="string">
            <text:p text:style-name="P21">thing</text:p>
          </table:table-cell>
          <table:table-cell table:style-name="Таблица13.D1" office:value-type="string">
            <text:p text:style-name="P21">Добавляемый товар</text:p>
          </table:table-cell>
        </table:table-row>
        <table:table-row table:style-name="Таблица13.1">
          <table:table-cell table:style-name="Таблица13.A2" office:value-type="string">
            <text:p text:style-name="P71">int GetTotal()</text:p>
          </table:table-cell>
          <table:table-cell table:style-name="Таблица13.A2" office:value-type="string">
            <text:p text:style-name="P72">Функция, возвращающая суммарную стоимость всех товаров в корзине с учётом наличия скидки</text:p>
          </table:table-cell>
          <table:table-cell table:style-name="Таблица13.A2" office:value-type="string">
            <text:p text:style-name="P21"/>
          </table:table-cell>
          <table:table-cell table:style-name="Таблица13.D2" office:value-type="string">
            <text:p text:style-name="P21"/>
          </table:table-cell>
        </table:table-row>
      </table:table>
      <text:p text:style-name="Text_20_body"/>
      <text:h text:style-name="P42" text:outline-level="1">Generator</text:h>
      <text:p text:style-name="P34">Класс, создающий новых покупателей и набор товаров для каждого из них</text:p>
      <text:h text:style-name="Heading_20_2" text:outline-level="2">Описание атрибутов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 table:style-name="Таблица14.1">
          <table:table-cell table:style-name="Таблица14.A1" office:value-type="string">
            <text:p text:style-name="P22">RangeOfGoods</text:p>
          </table:table-cell>
          <table:table-cell table:style-name="Таблица14.A1" office:value-type="string">
            <text:p text:style-name="P22">LinkedList&lt;Product&gt;</text:p>
          </table:table-cell>
          <table:table-cell table:style-name="Таблица14.C1" office:value-type="string">
            <text:p text:style-name="P23">Ассортимент магазина</text:p>
          </table:table-cell>
        </table:table-row>
        <table:table-row table:style-name="Таблица14.1">
          <table:table-cell table:style-name="Таблица14.A2" office:value-type="string">
            <text:p text:style-name="P22">AVGGoodsCount</text:p>
          </table:table-cell>
          <table:table-cell table:style-name="Таблица14.A2" office:value-type="string">
            <text:p text:style-name="P22">int</text:p>
          </table:table-cell>
          <table:table-cell table:style-name="Таблица14.C2" office:value-type="string">
            <text:p text:style-name="P23">Среднее количество товаров (по наименованиям), приобретаемое покупателями</text:p>
          </table:table-cell>
        </table:table-row>
        <table:table-row table:style-name="Таблица14.1">
          <table:table-cell table:style-name="Таблица14.A2" office:value-type="string">
            <text:p text:style-name="P22">size</text:p>
          </table:table-cell>
          <table:table-cell table:style-name="Таблица14.A2" office:value-type="string">
            <text:p text:style-name="P22">int</text:p>
          </table:table-cell>
          <table:table-cell table:style-name="Таблица14.C2" office:value-type="string">
            <text:p text:style-name="P12">Количество товаров, продающихся в магазине</text:p>
          </table:table-cell>
        </table:table-row>
      </table:table>
      <text:h text:style-name="Heading_20_2" text:outline-level="2">Описание операций</text:h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 table:style-name="Таблица15.1">
          <table:table-cell table:style-name="Таблица15.A1" office:value-type="string">
            <text:p text:style-name="P24">Generator(int avggoodscount)</text:p>
          </table:table-cell>
          <table:table-cell table:style-name="Таблица15.A1" office:value-type="string">
            <text:p text:style-name="P12">Конструктор</text:p>
          </table:table-cell>
          <table:table-cell table:style-name="Таблица15.A1" office:value-type="string">
            <text:p text:style-name="P25">avggoodscount</text:p>
          </table:table-cell>
          <table:table-cell table:style-name="Таблица15.D1" office:value-type="string">
            <text:p text:style-name="P23">Среднее количество товаров (по наименованиям), приобретаемое покупателями</text:p>
          </table:table-cell>
        </table:table-row>
        <table:table-row table:style-name="Таблица15.1">
          <table:table-cell table:style-name="Таблица15.A2" office:value-type="string">
            <text:p text:style-name="P24">Buyer CreateBuyer()</text:p>
          </table:table-cell>
          <table:table-cell table:style-name="Таблица15.A2" office:value-type="string">
            <text:p text:style-name="P12">Функция, создающая нового покупателя</text:p>
          </table:table-cell>
          <table:table-cell table:style-name="Таблица15.A2" office:value-type="string">
            <text:p text:style-name="P12"/>
          </table:table-cell>
          <table:table-cell table:style-name="Таблица15.D2" office:value-type="string">
            <text:p text:style-name="P12"/>
          </table:table-cell>
        </table:table-row>
      </table:table>
      <text:p text:style-name="Text_20_body"/>
      <text:h text:style-name="P39" text:outline-level="1">Stat</text:h>
      <text:p text:style-name="Text_20_body">Класс, реализующий сбор статистики</text:p>
      <text:h text:style-name="Heading_20_2" text:outline-level="2">Описание атрибутов</text:h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 table:style-name="Таблица16.1">
          <table:table-cell table:style-name="Таблица16.A1" office:value-type="string">
            <text:p text:style-name="P26">PeopleServed</text:p>
          </table:table-cell>
          <table:table-cell table:style-name="Таблица16.A1" office:value-type="string">
            <text:p text:style-name="P26">int</text:p>
          </table:table-cell>
          <table:table-cell table:style-name="Таблица16.C1" office:value-type="string">
            <text:p text:style-name="P12">Количество обслуженных людей</text:p>
          </table:table-cell>
        </table:table-row>
        <table:table-row table:style-name="Таблица16.1">
          <table:table-cell table:style-name="Таблица16.A2" office:value-type="string">
            <text:p text:style-name="P26">PeopleArrived</text:p>
          </table:table-cell>
          <table:table-cell table:style-name="Таблица16.A2" office:value-type="string">
            <text:p text:style-name="P26">int</text:p>
          </table:table-cell>
          <table:table-cell table:style-name="Таблица16.C2" office:value-type="string">
            <text:p text:style-name="P12">Количество пришедших людей</text:p>
          </table:table-cell>
        </table:table-row>
        <table:table-row table:style-name="Таблица16.1">
          <table:table-cell table:style-name="Таблица16.A2" office:value-type="string">
            <text:p text:style-name="P26">MaxQueue</text:p>
          </table:table-cell>
          <table:table-cell table:style-name="Таблица16.A2" office:value-type="string">
            <text:p text:style-name="P26">int</text:p>
          </table:table-cell>
          <table:table-cell table:style-name="Таблица16.C2" office:value-type="string">
            <text:p text:style-name="P12">Максимальная длина очереди</text:p>
          </table:table-cell>
        </table:table-row>
        <table:table-row table:style-name="Таблица16.1">
          <table:table-cell table:style-name="Таблица16.A2" office:value-type="string">
            <text:p text:style-name="P26">MaxQueueTime</text:p>
          </table:table-cell>
          <table:table-cell table:style-name="Таблица16.A2" office:value-type="string">
            <text:p text:style-name="P26">int</text:p>
          </table:table-cell>
          <table:table-cell table:style-name="Таблица16.C2" office:value-type="string">
            <text:p text:style-name="P12">Временной интервал, в течение которого дл<text:span text:style-name="T16">ина оче</text:span>ред<text:span text:style-name="T16">и</text:span> впервые достигла <text:span text:style-name="T16">своего максимума</text:span></text:p>
          </table:table-cell>
        </table:table-row>
        <table:table-row table:style-name="Таблица16.1">
          <table:table-cell table:style-name="Таблица16.A2" office:value-type="string">
            <text:p text:style-name="P26">AvgGoodsCount</text:p>
          </table:table-cell>
          <table:table-cell table:style-name="Таблица16.A2" office:value-type="string">
            <text:p text:style-name="P26">float</text:p>
          </table:table-cell>
          <table:table-cell table:style-name="Таблица16.C2" office:value-type="string">
            <text:p text:style-name="P27">Среднее количество купленных товаров</text:p>
          </table:table-cell>
        </table:table-row>
        <table:table-row table:style-name="Таблица16.1">
          <table:table-cell table:style-name="Таблица16.A2" office:value-type="string">
            <text:p text:style-name="P26">AvgProfit</text:p>
          </table:table-cell>
          <table:table-cell table:style-name="Таблица16.A2" office:value-type="string">
            <text:p text:style-name="P26">float</text:p>
          </table:table-cell>
          <table:table-cell table:style-name="Таблица16.C2" office:value-type="string">
            <text:p text:style-name="P27">Средняя выручка</text:p>
          </table:table-cell>
        </table:table-row>
        <table:table-row table:style-name="Таблица16.1">
          <table:table-cell table:style-name="Таблица16.A2" office:value-type="string">
            <text:p text:style-name="P77">Profit</text:p>
          </table:table-cell>
          <table:table-cell table:style-name="Таблица16.A2" office:value-type="string">
            <text:p text:style-name="P26">int</text:p>
          </table:table-cell>
          <table:table-cell table:style-name="Таблица16.C2" office:value-type="string">
            <text:p text:style-name="P78">Общая выручка</text:p>
          </table:table-cell>
        </table:table-row>
        <table:table-row table:style-name="Таблица16.1">
          <table:table-cell table:style-name="Таблица16.A2" office:value-type="string">
            <text:p text:style-name="P77">Goods</text:p>
          </table:table-cell>
          <table:table-cell table:style-name="Таблица16.A2" office:value-type="string">
            <text:p text:style-name="P26">int</text:p>
          </table:table-cell>
          <table:table-cell table:style-name="Таблица16.C2" office:value-type="string">
            <text:p text:style-name="P78">Атрибут, являющейся суммой количеств разновидностей товаров покупателей симуляции</text:p>
          </table:table-cell>
        </table:table-row>
      </table:table>
      <text:h text:style-name="Heading_20_2" text:outline-level="2">Описание операций</text:h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row>
          <table:table-cell table:style-name="Таблица19.A1" office:value-type="string">
            <text:p text:style-name="P77">void Consider(Buyer cl)</text:p>
          </table:table-cell>
          <table:table-cell table:style-name="Таблица19.A1" office:value-type="string">
            <text:p text:style-name="P78">Функция учёта информации о покупателе</text:p>
          </table:table-cell>
          <table:table-cell table:style-name="Таблица19.A1" office:value-type="string">
            <text:p text:style-name="P78">cl</text:p>
          </table:table-cell>
          <table:table-cell table:style-name="Таблица19.D1" office:value-type="string">
            <text:p text:style-name="P78">Покупатель, подлежащий учёту</text:p>
          </table:table-cell>
        </table:table-row>
      </table:table>
      <text:p text:style-name="Text_20_body"/>
      <text:h text:style-name="P39" text:outline-level="1">Product</text:h>
      <text:p text:style-name="P35">Класс, представляющий из себя модель продукта. Не портится!</text:p>
      <text:h text:style-name="Heading_20_2" text:outline-level="2">Описание атрибутов</text:h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row table:style-name="Таблица17.1">
          <table:table-cell table:style-name="Таблица17.A1" office:value-type="string">
            <text:p text:style-name="P26">Name</text:p>
          </table:table-cell>
          <table:table-cell table:style-name="Таблица17.A1" office:value-type="string">
            <text:p text:style-name="P28">String</text:p>
          </table:table-cell>
          <table:table-cell table:style-name="Таблица17.C1" table:number-columns-spanned="2" office:value-type="string">
            <text:p text:style-name="P27">Название товара</text:p>
          </table:table-cell>
          <table:covered-table-cell/>
        </table:table-row>
        <table:table-row table:style-name="Таблица17.1">
          <table:table-cell table:style-name="Таблица17.A2" office:value-type="string">
            <text:p text:style-name="P26">Code</text:p>
          </table:table-cell>
          <table:table-cell table:style-name="Таблица17.A2" office:value-type="string">
            <text:p text:style-name="P28">int</text:p>
          </table:table-cell>
          <table:table-cell table:style-name="Таблица17.C2" table:number-columns-spanned="2" office:value-type="string">
            <text:p text:style-name="P27">Код товара</text:p>
          </table:table-cell>
          <table:covered-table-cell/>
        </table:table-row>
        <table:table-row table:style-name="Таблица17.1">
          <table:table-cell table:style-name="Таблица17.A2" office:value-type="string">
            <text:p text:style-name="P26">Count</text:p>
          </table:table-cell>
          <table:table-cell table:style-name="Таблица17.A2" office:value-type="string">
            <text:p text:style-name="P28">float</text:p>
          </table:table-cell>
          <table:table-cell table:style-name="Таблица17.C2" table:number-columns-spanned="2" office:value-type="string">
            <text:p text:style-name="P27">Количество товара</text:p>
          </table:table-cell>
          <table:covered-table-cell/>
        </table:table-row>
        <table:table-row table:style-name="Таблица17.1">
          <table:table-cell table:style-name="Таблица17.A2" office:value-type="string">
            <text:p text:style-name="P26">IsPacked</text:p>
          </table:table-cell>
          <table:table-cell table:style-name="Таблица17.A2" office:value-type="string">
            <text:p text:style-name="P28">boolean</text:p>
          </table:table-cell>
          <table:table-cell table:style-name="Таблица17.A2" office:value-type="string">
            <text:p text:style-name="P27">Показывает, упакован ли товар</text:p>
          </table:table-cell>
          <table:table-cell table:style-name="Таблица17.C2" office:value-type="string">
            <text:p text:style-name="P27">Упакованные товары продаются только целыми</text:p>
          </table:table-cell>
        </table:table-row>
        <table:table-row table:style-name="Таблица17.1">
          <table:table-cell table:style-name="Таблица17.A2" office:value-type="string">
            <text:p text:style-name="P26">Price</text:p>
          </table:table-cell>
          <table:table-cell table:style-name="Таблица17.A2" office:value-type="string">
            <text:p text:style-name="P28">float</text:p>
          </table:table-cell>
          <table:table-cell table:style-name="Таблица17.C2" table:number-columns-spanned="2" office:value-type="string">
            <text:p text:style-name="P27">Стоимость одной единицы товара</text:p>
          </table:table-cell>
          <table:covered-table-cell/>
        </table:table-row>
      </table:table>
      <text:h text:style-name="Heading_20_2" text:outline-level="2">Описание операций</text:h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 table:number-columns-repeated="2"/>
        <table:table-row>
          <table:table-cell table:style-name="Таблица20.A1" office:value-type="string">
            <text:p text:style-name="P79">int GetTotalPrice()</text:p>
          </table:table-cell>
          <table:table-cell table:style-name="Таблица20.A1" office:value-type="string">
            <text:p text:style-name="P80">Функция, возвращающая цену продукта</text:p>
          </table:table-cell>
          <table:table-cell table:style-name="Таблица20.A1" office:value-type="string">
            <text:p text:style-name="P12"/>
          </table:table-cell>
          <table:table-cell table:style-name="Таблица20.D1" office:value-type="string">
            <text:p text:style-name="P12"/>
          </table:table-cell>
        </table:table-row>
      </table:table>
      <text:p text:style-name="Text_20_body"/>
      <text:h text:style-name="P39" text:outline-level="1">T<text:span text:style-name="T5">T</text:span>erminal</text:h>
      <text:p text:style-name="P35">Класс, непосредственно взаимодействующий с исследователем</text:p>
      <text:h text:style-name="Heading_20_2" text:outline-level="2">Описание атрибутов</text:h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row table:style-name="Таблица21.1">
          <table:table-cell table:style-name="Таблица21.A1" office:value-type="string">
            <text:p text:style-name="P81">workers</text:p>
          </table:table-cell>
          <table:table-cell table:style-name="Таблица21.A1" office:value-type="string">
            <text:p text:style-name="P81">LinkedList&lt;Worker&gt;</text:p>
          </table:table-cell>
          <table:table-cell table:style-name="Таблица21.C1" office:value-type="string">
            <text:p text:style-name="P82">Список проводимых симуляций</text:p>
          </table:table-cell>
        </table:table-row>
        <table:table-row table:style-name="Таблица21.1">
          <table:table-cell table:style-name="Таблица21.A2" office:value-type="string">
            <text:p text:style-name="P81">IsConfigured</text:p>
          </table:table-cell>
          <table:table-cell table:style-name="Таблица21.A2" office:value-type="string">
            <text:p text:style-name="P81">boolean</text:p>
          </table:table-cell>
          <table:table-cell table:style-name="Таблица21.C2" office:value-type="string">
            <text:p text:style-name="P82">Атрибут, показывающий были ли настроены параметры подключения к БД</text:p>
          </table:table-cell>
        </table:table-row>
      </table:table>
      <text:p text:style-name="Text_20_body"/>
      <text:h text:style-name="Heading_20_2" text:outline-level="2">Описание <text:span text:style-name="T16">операций</text:span></text:h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A"/>
        <table:table-column table:style-name="Таблица18.B"/>
        <table:table-row table:style-name="Таблица18.1">
          <table:table-cell table:style-name="Таблица18.A1" table:number-rows-spanned="2" office:value-type="string">
            <text:p text:style-name="P26">void MakeHeader(PrintWriter out, String title, boolean error)</text:p>
          </table:table-cell>
          <table:table-cell table:style-name="Таблица18.A1" table:number-rows-spanned="2" office:value-type="string">
            <text:p text:style-name="P27">Функция, печатающая заголовок страницы</text:p>
          </table:table-cell>
          <table:table-cell table:style-name="Таблица18.A1" office:value-type="string">
            <text:p text:style-name="P27">out</text:p>
          </table:table-cell>
          <table:table-cell table:style-name="Таблица18.D1" office:value-type="string">
            <text:p text:style-name="P27">Класс вывода</text:p>
          </table:table-cell>
        </table:table-row>
        <table:table-row table:style-name="Таблица18.1">
          <table:covered-table-cell/>
          <table:covered-table-cell/>
          <table:table-cell table:style-name="Таблица18.C2" office:value-type="string">
            <text:p text:style-name="P27">error</text:p>
          </table:table-cell>
          <table:table-cell table:style-name="Таблица18.D2" office:value-type="string">
            <text:p text:style-name="P27">Надобно ли напечатать сообщение об ошибке?</text:p>
          </table:table-cell>
        </table:table-row>
        <table:table-row table:style-name="Таблица18.1">
          <table:table-cell table:style-name="Таблица18.C2" office:value-type="string">
            <text:p text:style-name="P76"><text:span text:style-name="T19">void </text:span>MakeFooter(PrintWriter out)</text:p>
          </table:table-cell>
          <table:table-cell table:style-name="Таблица18.C2" office:value-type="string">
            <text:p text:style-name="P27">Функция, печатающая окончание страницы</text:p>
          </table:table-cell>
          <table:table-cell table:style-name="Таблица18.C2" office:value-type="string">
            <text:p text:style-name="P27">out</text:p>
          </table:table-cell>
          <table:table-cell table:style-name="Таблица18.D2" office:value-type="string">
            <text:p text:style-name="P27">Класс вывода</text:p>
          </table:table-cell>
        </table:table-row>
        <table:table-row table:style-name="Таблица18.1">
          <table:table-cell table:style-name="Таблица18.C2" office:value-type="string">
            <text:p text:style-name="P76"><text:span text:style-name="T19">void </text:span>NoConnection(PrintWriter out)</text:p>
          </table:table-cell>
          <table:table-cell table:style-name="Таблица18.C2" office:value-type="string">
            <text:p text:style-name="P27">Функция, печатающая сообщение об ошибке в случае невозможности установить соединение с базой данных</text:p>
          </table:table-cell>
          <table:table-cell table:style-name="Таблица18.C2" office:value-type="string">
            <text:p text:style-name="P27">out</text:p>
          </table:table-cell>
          <table:table-cell table:style-name="Таблица18.D2" office:value-type="string">
            <text:p text:style-name="P27">Класс вывода</text:p>
          </table:table-cell>
        </table:table-row>
        <table:table-row table:style-name="Таблица18.1">
          <table:table-cell table:style-name="Таблица18.C2" office:value-type="string">
            <text:p text:style-name="P81">void init()</text:p>
          </table:table-cell>
          <table:table-cell table:style-name="Таблица18.C2" office:value-type="string">
            <text:p text:style-name="P82">Срабатывает при развёртывании</text:p>
          </table:table-cell>
          <table:table-cell table:style-name="Таблица18.D2" table:number-rows-spanned="3" table:number-columns-spanned="2" office:value-type="string">
            <text:p text:style-name="P27"/>
            <text:p text:style-name="P27">Функции унаследованы, аргументы являются стандартными</text:p>
          </table:table-cell>
          <table:covered-table-cell/>
        </table:table-row>
        <table:table-row table:style-name="Таблица18.1">
          <table:table-cell table:style-name="Таблица18.C2" office:value-type="string">
            <text:p text:style-name="P76"><text:span text:style-name="T19">void </text:span>doGet(HttpServletRequest request, HttpServletResponse response)</text:p>
          </table:table-cell>
          <table:table-cell table:style-name="Таблица18.C2" office:value-type="string">
            <text:p text:style-name="P27">Обрабатывает <text:span text:style-name="T3">GET-</text:span><text:span text:style-name="T8">запросы</text:span></text:p>
          </table:table-cell>
          <table:covered-table-cell/>
          <table:covered-table-cell/>
        </table:table-row>
        <table:table-row table:style-name="Таблица18.1">
          <table:table-cell table:style-name="Таблица18.C2" office:value-type="string">
            <text:p text:style-name="P76"><text:span text:style-name="T19">void </text:span>doPost(HttpServletRequest request, HttpServletResponse response)</text:p>
          </table:table-cell>
          <table:table-cell table:style-name="Таблица18.C2" office:value-type="string">
            <text:p text:style-name="P27">Обрабатывает P<text:span text:style-name="T3">OST-</text:span><text:span text:style-name="T8">запросы</text:span></text:p>
          </table:table-cell>
          <table:covered-table-cell/>
          <table:covered-table-cell/>
        </table:table-row>
      </table:table>
      <text:p text:style-name="Text_20_body"/>
      <text:h text:style-name="P43" text:outline-level="1">Worker</text:h>
      <text:p text:style-name="P89">Класс, <text:span text:style-name="T11">выполняющий симуляцию</text:span></text:p>
      <text:h text:style-name="P46" text:outline-level="2">Описание атрибутов</text:h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row table:style-name="Таблица22.1">
          <table:table-cell table:style-name="Таблица22.A1" office:value-type="string">
            <text:p text:style-name="P83">steps</text:p>
          </table:table-cell>
          <table:table-cell table:style-name="Таблица22.A1" office:value-type="string">
            <text:p text:style-name="P83">int</text:p>
          </table:table-cell>
          <table:table-cell table:style-name="Таблица22.C1" office:value-type="string">
            <text:p text:style-name="P84">Атрибут, показывающий, какой из временных интервалов обрабатывается</text:p>
          </table:table-cell>
        </table:table-row>
        <table:table-row table:style-name="Таблица22.1">
          <table:table-cell table:style-name="Таблица22.A2" office:value-type="string">
            <text:p text:style-name="P83">ready</text:p>
          </table:table-cell>
          <table:table-cell table:style-name="Таблица22.A2" office:value-type="string">
            <text:p text:style-name="P83">boolean</text:p>
          </table:table-cell>
          <table:table-cell table:style-name="Таблица22.C2" office:value-type="string">
            <text:p text:style-name="P84">Атрибут, показывающий завершена ли симуляция</text:p>
          </table:table-cell>
        </table:table-row>
        <table:table-row table:style-name="Таблица22.1">
          <table:table-cell table:style-name="Таблица22.A2" office:value-type="string">
            <text:p text:style-name="P83">distr</text:p>
          </table:table-cell>
          <table:table-cell table:style-name="Таблица22.A2" office:value-type="string">
            <text:p text:style-name="P83">Distribution</text:p>
          </table:table-cell>
          <table:table-cell table:style-name="Таблица22.C2" office:value-type="string">
            <text:p text:style-name="P84">Для выполнения сложных расчётов</text:p>
          </table:table-cell>
        </table:table-row>
        <table:table-row table:style-name="Таблица22.1">
          <table:table-cell table:style-name="Таблица22.A2" office:value-type="string">
            <text:p text:style-name="P83">BuyersList</text:p>
          </table:table-cell>
          <table:table-cell table:style-name="Таблица22.A2" office:value-type="string">
            <text:p text:style-name="P83">LinkedList&lt;Buyer&gt;</text:p>
          </table:table-cell>
          <table:table-cell table:style-name="Таблица22.C2" office:value-type="string">
            <text:p text:style-name="P84">Очередь покупателей</text:p>
          </table:table-cell>
        </table:table-row>
        <table:table-row table:style-name="Таблица22.1">
          <table:table-cell table:style-name="Таблица22.A2" office:value-type="string">
            <text:p text:style-name="P83">generator</text:p>
          </table:table-cell>
          <table:table-cell table:style-name="Таблица22.A2" office:value-type="string">
            <text:p text:style-name="P83">Generator</text:p>
          </table:table-cell>
          <table:table-cell table:style-name="Таблица22.C2" office:value-type="string">
            <text:p text:style-name="P84">Генератор покупателей</text:p>
          </table:table-cell>
        </table:table-row>
        <table:table-row table:style-name="Таблица22.1">
          <table:table-cell table:style-name="Таблица22.A2" office:value-type="string">
            <text:p text:style-name="P83">stat</text:p>
          </table:table-cell>
          <table:table-cell table:style-name="Таблица22.A2" office:value-type="string">
            <text:p text:style-name="P83">Stat</text:p>
          </table:table-cell>
          <table:table-cell table:style-name="Таблица22.C2" office:value-type="string">
            <text:p text:style-name="P84">Статистика</text:p>
          </table:table-cell>
        </table:table-row>
        <table:table-row table:style-name="Таблица22.1">
          <table:table-cell table:style-name="Таблица22.A2" office:value-type="string">
            <text:p text:style-name="P83">simid</text:p>
          </table:table-cell>
          <table:table-cell table:style-name="Таблица22.A2" office:value-type="string">
            <text:p text:style-name="P83">int</text:p>
          </table:table-cell>
          <table:table-cell table:style-name="Таблица22.C2" office:value-type="string">
            <text:p text:style-name="P56">id <text:span text:style-name="T8">симуляции</text:span></text:p>
          </table:table-cell>
        </table:table-row>
        <table:table-row table:style-name="Таблица22.1">
          <table:table-cell table:style-name="Таблица22.A2" office:value-type="string">
            <text:p text:style-name="P83">timer</text:p>
          </table:table-cell>
          <table:table-cell table:style-name="Таблица22.A2" office:value-type="string">
            <text:p text:style-name="P83">Timer</text:p>
          </table:table-cell>
          <table:table-cell table:style-name="Таблица22.C2" office:value-type="string">
            <text:p text:style-name="P84">Таймер</text:p>
          </table:table-cell>
        </table:table-row>
        <table:table-row table:style-name="Таблица22.1">
          <table:table-cell table:style-name="Таблица22.A2" office:value-type="string">
            <text:p text:style-name="P83">terminal</text:p>
          </table:table-cell>
          <table:table-cell table:style-name="Таблица22.A2" office:value-type="string">
            <text:p text:style-name="P83">Terminal</text:p>
          </table:table-cell>
          <table:table-cell table:style-name="Таблица22.C2" office:value-type="string">
            <text:p text:style-name="P84">Теминал<text:span text:style-name="T20">+</text:span>кассир</text:p>
          </table:table-cell>
        </table:table-row>
        <table:table-row table:style-name="Таблица22.1">
          <table:table-cell table:style-name="Таблица22.A2" office:value-type="string">
            <text:p text:style-name="P83">admin</text:p>
          </table:table-cell>
          <table:table-cell table:style-name="Таблица22.A2" office:value-type="string">
            <text:p text:style-name="P83">Admin</text:p>
          </table:table-cell>
          <table:table-cell table:style-name="Таблица22.C2" office:value-type="string">
            <text:p text:style-name="P84">Менеджер торгового зала</text:p>
          </table:table-cell>
        </table:table-row>
        <table:table-row table:style-name="Таблица22.1">
          <table:table-cell table:style-name="Таблица22.A2" office:value-type="string">
            <text:p text:style-name="P83">al</text:p>
          </table:table-cell>
          <table:table-cell table:style-name="Таблица22.A2" office:value-type="string">
            <text:p text:style-name="P83">ActionListener</text:p>
          </table:table-cell>
          <table:table-cell table:style-name="Таблица22.C2" office:value-type="string">
            <text:p text:style-name="P84">Обработчик событий таймера</text:p>
          </table:table-cell>
        </table:table-row>
      </table:table>
      <text:p text:style-name="P90"/>
      <text:h text:style-name="P46" text:outline-level="2">Описание <text:span text:style-name="T16">операций</text:span></text:h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B"/>
        <table:table-row>
          <table:table-cell table:style-name="Таблица23.A1" table:number-rows-spanned="2" office:value-type="string">
            <text:p text:style-name="P85">void StartSim(int peoplecount, int goodscount)</text:p>
          </table:table-cell>
          <table:table-cell table:style-name="Таблица23.A1" table:number-rows-spanned="2" office:value-type="string">
            <text:p text:style-name="P75">Функция, начинающая симуляцию</text:p>
          </table:table-cell>
          <table:table-cell table:style-name="Таблица23.A1" office:value-type="string">
            <text:p text:style-name="P86">peoplecount</text:p>
          </table:table-cell>
          <table:table-cell table:style-name="Таблица23.A1" office:value-type="string">
            <text:p text:style-name="P75">Примерное количество людей</text:p>
          </table:table-cell>
          <table:table-cell table:style-name="Таблица23.E1" table:number-rows-spanned="2" office:value-type="string">
            <text:p text:style-name="P75">Задаются исследователем</text:p>
          </table:table-cell>
        </table:table-row>
        <table:table-row>
          <table:covered-table-cell/>
          <table:covered-table-cell/>
          <table:table-cell table:style-name="Таблица23.A2" office:value-type="string">
            <text:p text:style-name="P86">goodscount</text:p>
          </table:table-cell>
          <table:table-cell table:style-name="Таблица23.A2" office:value-type="string">
            <text:p text:style-name="P75">Среднее количество товаров</text:p>
          </table:table-cell>
          <table:covered-table-cell/>
        </table:table-row>
      </table:table>
      <text:p text:style-name="P9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style-name="Book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ихаил Донцов</meta:initial-creator>
    <meta:creation-date>2014-03-15T19:19:03.627000000</meta:creation-date>
    <dc:date>2014-03-30T18:44:07.781000000</dc:date>
    <dc:creator>Михаил Донцов</dc:creator>
    <meta:editing-duration>PT2H48M55S</meta:editing-duration>
    <meta:editing-cycles>47</meta:editing-cycles>
    <meta:generator>LibreOffice/4.1.5.3$Windows_x86 LibreOffice_project/1c1366bba2ba2b554cd2ca4d87c06da81c05d24</meta:generator>
    <meta:document-statistic meta:table-count="23" meta:image-count="0" meta:object-count="0" meta:page-count="13" meta:paragraph-count="365" meta:word-count="1054" meta:character-count="8591" meta:non-whitespace-character-count="7902"/>
  </office:meta>
</office:document-meta>
</file>